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9.0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48.2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305.9mm" svg:height="151.27mm" svg:x="135.75mm" svg:y="14.8mm">
            <loext:p draw:notify-on-update-of-ranges="search_results.K2:search_results.K11 search_results.D1:search_results.D1 search_results.D2:search_results.D11 search_results.AF2:search_results.AF103 search_results.AF2:search_results.AF103 search_results.K2:search_results.K11 search_results.C1:search_results.C1 search_results.C2:search_results.C11 search_results.AE2:search_results.AE103 search_results.AE2:search_results.AE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visibility="collapse" table:number-columns-repeated="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ce1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3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1.83104377985" calcext:value-type="float">
            <text:p>21.83104377985</text:p>
          </table:table-cell>
          <table:table-cell office:value-type="float" office:value="2.72755014896393" calcext:value-type="float">
            <text:p>2.72755014896393</text:p>
          </table:table-cell>
          <table:table-cell office:value-type="float" office:value="0.944306930693069" calcext:value-type="float">
            <text:p>0.944306930693069</text:p>
          </table:table-cell>
          <table:table-cell office:value-type="float" office:value="0.964463004655797" calcext:value-type="float">
            <text:p>0.96446300465579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50738916256158" calcext:value-type="float">
            <text:p>0.950738916256158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3.46363851785182" calcext:value-type="float">
            <text:p>3.46363851785182</text:p>
          </table:table-cell>
          <table:table-cell office:value-type="float" office:value="0.953675780065099" calcext:value-type="float">
            <text:p>0.953675780065099</text:p>
          </table:table-cell>
          <table:table-cell office:value-type="float" office:value="0.0175657647232502" calcext:value-type="float">
            <text:p>0.01756576472325</text:p>
          </table:table-cell>
          <table:table-cell office:value-type="float" office:value="0.0038499121294956" calcext:value-type="float">
            <text:p>0.003849912129496</text:p>
          </table:table-cell>
        </table:table-row>
        <table:table-row table:style-name="ro1">
          <table:table-cell office:value-type="float" office:value="23.3160414397717" calcext:value-type="float">
            <text:p>23.3160414397717</text:p>
          </table:table-cell>
          <table:table-cell office:value-type="float" office:value="2.2092299759388" calcext:value-type="float">
            <text:p>2.2092299759388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63312969535378" calcext:value-type="float">
            <text:p>0.9633129695353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1000" calcext:value-type="float">
            <text:p>451000</text:p>
          </table:table-cell>
          <table:table-cell office:value-type="float" office:value="2" calcext:value-type="float">
            <text:p>2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1.15893987620866" calcext:value-type="float">
            <text:p>1.15893987620866</text:p>
          </table:table-cell>
          <table:table-cell office:value-type="float" office:value="0.380985685835976" calcext:value-type="float">
            <text:p>0.380985685835976</text:p>
          </table:table-cell>
          <table:table-cell office:value-type="float" office:value="0.0178913767009486" calcext:value-type="float">
            <text:p>0.017891376700949</text:p>
          </table:table-cell>
          <table:table-cell office:value-type="float" office:value="0.0020801720313731" calcext:value-type="float">
            <text:p>0.002080172031373</text:p>
          </table:table-cell>
        </table:table-row>
        <table:table-row table:style-name="ro1">
          <table:table-cell office:value-type="float" office:value="19.8080196976662" calcext:value-type="float">
            <text:p>19.8080196976662</text:p>
          </table:table-cell>
          <table:table-cell office:value-type="float" office:value="3.47246050834656" calcext:value-type="float">
            <text:p>3.4724605083465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534720940673" calcext:value-type="float">
            <text:p>0.965347209406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7000" calcext:value-type="float">
            <text:p>4070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3.84335210439201" calcext:value-type="float">
            <text:p>3.84335210439201</text:p>
          </table:table-cell>
          <table:table-cell office:value-type="float" office:value="1.03703872606517" calcext:value-type="float">
            <text:p>1.03703872606517</text:p>
          </table:table-cell>
          <table:table-cell office:value-type="float" office:value="0.0189141134021177" calcext:value-type="float">
            <text:p>0.018914113402118</text:p>
          </table:table-cell>
          <table:table-cell office:value-type="float" office:value="0.00185809467500439" calcext:value-type="float">
            <text:p>0.001858094675004</text:p>
          </table:table-cell>
        </table:table-row>
        <table:table-row table:style-name="ro1">
          <table:table-cell office:value-type="float" office:value="21.9622296988964" calcext:value-type="float">
            <text:p>21.9622296988964</text:p>
          </table:table-cell>
          <table:table-cell office:value-type="float" office:value="2.81476986408234" calcext:value-type="float">
            <text:p>2.8147698640823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4638745273133" calcext:value-type="float">
            <text:p>0.96463874527313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6000" calcext:value-type="float">
            <text:p>416000</text:p>
          </table:table-cell>
          <table:table-cell office:value-type="float" office:value="3" calcext:value-type="float">
            <text:p>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4.08326528404379" calcext:value-type="float">
            <text:p>4.08326528404379</text:p>
          </table:table-cell>
          <table:table-cell office:value-type="float" office:value="0.913068465590378" calcext:value-type="float">
            <text:p>0.913068465590378</text:p>
          </table:table-cell>
          <table:table-cell office:value-type="float" office:value="0.019847232655167" calcext:value-type="float">
            <text:p>0.019847232655167</text:p>
          </table:table-cell>
          <table:table-cell office:value-type="float" office:value="0.00304936405828288" calcext:value-type="float">
            <text:p>0.003049364058283</text:p>
          </table:table-cell>
        </table:table-row>
        <table:table-row table:style-name="ro1">
          <table:table-cell office:value-type="float" office:value="35.7308738827705" calcext:value-type="float">
            <text:p>35.7308738827705</text:p>
          </table:table-cell>
          <table:table-cell office:value-type="float" office:value="3.7683100104332" calcext:value-type="float">
            <text:p>3.768310010433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3135478476935" calcext:value-type="float">
            <text:p>0.9631354784769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8500" calcext:value-type="float">
            <text:p>428500</text:p>
          </table:table-cell>
          <table:table-cell office:value-type="float" office:value="3" calcext:value-type="float">
            <text:p>3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2.23324809649019" calcext:value-type="float">
            <text:p>2.23324809649019</text:p>
          </table:table-cell>
          <table:table-cell office:value-type="float" office:value="0.800104064724169" calcext:value-type="float">
            <text:p>0.800104064724169</text:p>
          </table:table-cell>
          <table:table-cell office:value-type="float" office:value="0.0155082636264557" calcext:value-type="float">
            <text:p>0.015508263626456</text:p>
          </table:table-cell>
          <table:table-cell office:value-type="float" office:value="0.00467819279019193" calcext:value-type="float">
            <text:p>0.004678192790192</text:p>
          </table:table-cell>
        </table:table-row>
        <table:table-row table:style-name="ro1">
          <table:table-cell office:value-type="float" office:value="34.5240674614906" calcext:value-type="float">
            <text:p>34.5240674614906</text:p>
          </table:table-cell>
          <table:table-cell office:value-type="float" office:value="4.1758004128933" calcext:value-type="float">
            <text:p>4.175800412893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2782433340965" calcext:value-type="float">
            <text:p>0.9627824333409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4000" calcext:value-type="float">
            <text:p>4340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4.7711160389175" calcext:value-type="float">
            <text:p>4.7711160389175</text:p>
          </table:table-cell>
          <table:table-cell office:value-type="float" office:value="1.17443894746075" calcext:value-type="float">
            <text:p>1.17443894746075</text:p>
          </table:table-cell>
          <table:table-cell office:value-type="float" office:value="0.022937686684994" calcext:value-type="float">
            <text:p>0.022937686684994</text:p>
          </table:table-cell>
          <table:table-cell office:value-type="float" office:value="0.00560692915738496" calcext:value-type="float">
            <text:p>0.005606929157385</text:p>
          </table:table-cell>
        </table:table-row>
        <table:table-row table:style-name="ro1">
          <table:table-cell office:value-type="float" office:value="29.509538769722" calcext:value-type="float">
            <text:p>29.509538769722</text:p>
          </table:table-cell>
          <table:table-cell office:value-type="float" office:value="2.4714894592762" calcext:value-type="float">
            <text:p>2.471489459276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7113305841495" calcext:value-type="float">
            <text:p>0.9671133058414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2.1535772093441" calcext:value-type="float">
            <text:p>2.1535772093441</text:p>
          </table:table-cell>
          <table:table-cell office:value-type="float" office:value="0.540390671262687" calcext:value-type="float">
            <text:p>0.540390671262687</text:p>
          </table:table-cell>
          <table:table-cell office:value-type="float" office:value="0.020475126794784" calcext:value-type="float">
            <text:p>0.020475126794784</text:p>
          </table:table-cell>
          <table:table-cell office:value-type="float" office:value="0.00299290996300028" calcext:value-type="float">
            <text:p>0.002992909963</text:p>
          </table:table-cell>
        </table:table-row>
        <table:table-row table:style-name="ro1">
          <table:table-cell office:value-type="float" office:value="22.5129479765892" calcext:value-type="float">
            <text:p>22.5129479765892</text:p>
          </table:table-cell>
          <table:table-cell office:value-type="float" office:value="3.20128127932549" calcext:value-type="float">
            <text:p>3.20128127932549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4551093802764" calcext:value-type="float">
            <text:p>0.9645510938027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8500" calcext:value-type="float">
            <text:p>418500</text:p>
          </table:table-cell>
          <table:table-cell office:value-type="float" office:value="8" calcext:value-type="float">
            <text:p>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2.81765729880006" calcext:value-type="float">
            <text:p>2.81765729880006</text:p>
          </table:table-cell>
          <table:table-cell office:value-type="float" office:value="0.943335047258464" calcext:value-type="float">
            <text:p>0.943335047258464</text:p>
          </table:table-cell>
          <table:table-cell office:value-type="float" office:value="0.0162847029345353" calcext:value-type="float">
            <text:p>0.016284702934535</text:p>
          </table:table-cell>
          <table:table-cell office:value-type="float" office:value="0.00248496626517691" calcext:value-type="float">
            <text:p>0.002484966265177</text:p>
          </table:table-cell>
        </table:table-row>
        <table:table-row table:style-name="ro1">
          <table:table-cell office:value-type="float" office:value="36.3536405861378" calcext:value-type="float">
            <text:p>36.3536405861378</text:p>
          </table:table-cell>
          <table:table-cell office:value-type="float" office:value="3.66437178850174" calcext:value-type="float">
            <text:p>3.6643717885017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2694844875865" calcext:value-type="float">
            <text:p>0.9626948448758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7000" calcext:value-type="float">
            <text:p>427000</text:p>
          </table:table-cell>
          <table:table-cell office:value-type="float" office:value="8" calcext:value-type="float">
            <text:p>8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1.91899481335159" calcext:value-type="float">
            <text:p>1.91899481335159</text:p>
          </table:table-cell>
          <table:table-cell office:value-type="float" office:value="0.877815260167373" calcext:value-type="float">
            <text:p>0.877815260167373</text:p>
          </table:table-cell>
          <table:table-cell office:value-type="float" office:value="0.0201224099099549" calcext:value-type="float">
            <text:p>0.020122409909955</text:p>
          </table:table-cell>
          <table:table-cell office:value-type="float" office:value="0.00233439409118638" calcext:value-type="float">
            <text:p>0.002334394091186</text:p>
          </table:table-cell>
        </table:table-row>
        <table:table-row table:style-name="ro1">
          <table:table-cell office:value-type="float" office:value="35.8973361849785" calcext:value-type="float">
            <text:p>35.8973361849785</text:p>
          </table:table-cell>
          <table:table-cell office:value-type="float" office:value="3.3340128660202" calcext:value-type="float">
            <text:p>3.334012866020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64374602781627" calcext:value-type="float">
            <text:p>0.96437460278162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7500" calcext:value-type="float">
            <text:p>427500</text:p>
          </table:table-cell>
          <table:table-cell office:value-type="float" office:value="8" calcext:value-type="float">
            <text:p>8</text:p>
          </table:table-cell>
          <table:table-cell office:value-type="float" office:value="0.950738916256158" calcext:value-type="float">
            <text:p>0.950738916256158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2.78671339972734" calcext:value-type="float">
            <text:p>2.78671339972734</text:p>
          </table:table-cell>
          <table:table-cell office:value-type="float" office:value="0.773511727737485" calcext:value-type="float">
            <text:p>0.773511727737485</text:p>
          </table:table-cell>
          <table:table-cell office:value-type="float" office:value="0.0176878714526334" calcext:value-type="float">
            <text:p>0.017687871452633</text:p>
          </table:table-cell>
          <table:table-cell office:value-type="float" office:value="0.0021108190031004" calcext:value-type="float">
            <text:p>0.0021108190031</text:p>
          </table:table-cell>
        </table:table-row>
        <table:table-row table:style-name="ro1">
          <table:table-cell office:value-type="float" office:value="19.5970457196236" calcext:value-type="float">
            <text:p>19.5970457196236</text:p>
          </table:table-cell>
          <table:table-cell office:value-type="float" office:value="3.36674606800079" calcext:value-type="float">
            <text:p>3.366746068000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2429702081768" calcext:value-type="float">
            <text:p>0.9624297020817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3500" calcext:value-type="float">
            <text:p>413500</text:p>
          </table:table-cell>
          <table:table-cell office:value-type="float" office:value="11" calcext:value-type="float">
            <text:p>11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3.3062132280323" calcext:value-type="float">
            <text:p>3.3062132280323</text:p>
          </table:table-cell>
          <table:table-cell office:value-type="float" office:value="1.07720240893251" calcext:value-type="float">
            <text:p>1.07720240893251</text:p>
          </table:table-cell>
          <table:table-cell office:value-type="float" office:value="0.0177897016861974" calcext:value-type="float">
            <text:p>0.017789701686197</text:p>
          </table:table-cell>
          <table:table-cell office:value-type="float" office:value="0.00433157677309143" calcext:value-type="float">
            <text:p>0.004331576773091</text:p>
          </table:table-cell>
        </table:table-row>
        <table:table-row table:style-name="ro1">
          <table:table-cell office:value-type="float" office:value="21.1482165753841" calcext:value-type="float">
            <text:p>21.1482165753841</text:p>
          </table:table-cell>
          <table:table-cell office:value-type="float" office:value="2.27525818347931" calcext:value-type="float">
            <text:p>2.2752581834793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4196486091922" calcext:value-type="float">
            <text:p>0.9641964860919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6500" calcext:value-type="float">
            <text:p>416500</text:p>
          </table:table-cell>
          <table:table-cell office:value-type="float" office:value="11" calcext:value-type="float">
            <text:p>1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4.46320625448563" calcext:value-type="float">
            <text:p>4.46320625448563</text:p>
          </table:table-cell>
          <table:table-cell office:value-type="float" office:value="0.608092701506861" calcext:value-type="float">
            <text:p>0.608092701506861</text:p>
          </table:table-cell>
          <table:table-cell office:value-type="float" office:value="0.0134926958340024" calcext:value-type="float">
            <text:p>0.013492695834002</text:p>
          </table:table-cell>
          <table:table-cell office:value-type="float" office:value="0.00386457044676407" calcext:value-type="float">
            <text:p>0.003864570446764</text:p>
          </table:table-cell>
        </table:table-row>
        <table:table-row table:style-name="ro1">
          <table:table-cell office:value-type="float" office:value="24.3795044124126" calcext:value-type="float">
            <text:p>24.3795044124126</text:p>
          </table:table-cell>
          <table:table-cell office:value-type="float" office:value="2.49118790030479" calcext:value-type="float">
            <text:p>2.491187900304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4551031151209" calcext:value-type="float">
            <text:p>0.96455103115120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0500" calcext:value-type="float">
            <text:p>420500</text:p>
          </table:table-cell>
          <table:table-cell office:value-type="float" office:value="11" calcext:value-type="float">
            <text:p>11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1.91188535714523" calcext:value-type="float">
            <text:p>1.91188535714523</text:p>
          </table:table-cell>
          <table:table-cell office:value-type="float" office:value="0.537908893730789" calcext:value-type="float">
            <text:p>0.537908893730789</text:p>
          </table:table-cell>
          <table:table-cell office:value-type="float" office:value="0.0188782880296854" calcext:value-type="float">
            <text:p>0.018878288029685</text:p>
          </table:table-cell>
          <table:table-cell office:value-type="float" office:value="0.00253462901445255" calcext:value-type="float">
            <text:p>0.002534629014453</text:p>
          </table:table-cell>
        </table:table-row>
        <table:table-row table:style-name="ro1">
          <table:table-cell office:value-type="float" office:value="31.8266179859638" calcext:value-type="float">
            <text:p>31.8266179859638</text:p>
          </table:table-cell>
          <table:table-cell office:value-type="float" office:value="3.4741413295269" calcext:value-type="float">
            <text:p>3.474141329526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6053547720463" calcext:value-type="float">
            <text:p>0.9660535477204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5000" calcext:value-type="float">
            <text:p>435000</text:p>
          </table:table-cell>
          <table:table-cell office:value-type="float" office:value="11" calcext:value-type="float">
            <text:p>1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6.68050823913943" calcext:value-type="float">
            <text:p>6.68050823913943</text:p>
          </table:table-cell>
          <table:table-cell office:value-type="float" office:value="0.77029134868677" calcext:value-type="float">
            <text:p>0.77029134868677</text:p>
          </table:table-cell>
          <table:table-cell office:value-type="float" office:value="0.0204118029601933" calcext:value-type="float">
            <text:p>0.020411802960193</text:p>
          </table:table-cell>
          <table:table-cell office:value-type="float" office:value="0.00285298257857266" calcext:value-type="float">
            <text:p>0.002852982578573</text:p>
          </table:table-cell>
        </table:table-row>
        <table:table-row table:style-name="ro1">
          <table:table-cell office:value-type="float" office:value="24.0711967945099" calcext:value-type="float">
            <text:p>24.0711967945099</text:p>
          </table:table-cell>
          <table:table-cell office:value-type="float" office:value="2.7736391723156" calcext:value-type="float">
            <text:p>2.773639172315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64108835240553" calcext:value-type="float">
            <text:p>0.9641088352405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0500" calcext:value-type="float">
            <text:p>440500</text:p>
          </table:table-cell>
          <table:table-cell office:value-type="float" office:value="11" calcext:value-type="float">
            <text:p>11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1.43931212914607" calcext:value-type="float">
            <text:p>1.43931212914607</text:p>
          </table:table-cell>
          <table:table-cell office:value-type="float" office:value="0.47919308951543" calcext:value-type="float">
            <text:p>0.47919308951543</text:p>
          </table:table-cell>
          <table:table-cell office:value-type="float" office:value="0.0182630717324278" calcext:value-type="float">
            <text:p>0.018263071732428</text:p>
          </table:table-cell>
          <table:table-cell office:value-type="float" office:value="0.00295357720136744" calcext:value-type="float">
            <text:p>0.002953577201367</text:p>
          </table:table-cell>
        </table:table-row>
        <table:table-row table:style-name="ro1">
          <table:table-cell office:value-type="float" office:value="20.0892189443111" calcext:value-type="float">
            <text:p>20.0892189443111</text:p>
          </table:table-cell>
          <table:table-cell office:value-type="float" office:value="3.01855194568634" calcext:value-type="float">
            <text:p>3.0185519456863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4549905810794" calcext:value-type="float">
            <text:p>0.96454990581079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9500" calcext:value-type="float">
            <text:p>409500</text:p>
          </table:table-cell>
          <table:table-cell office:value-type="float" office:value="16" calcext:value-type="float">
            <text:p>1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4.25753795310434" calcext:value-type="float">
            <text:p>4.25753795310434</text:p>
          </table:table-cell>
          <table:table-cell office:value-type="float" office:value="0.881249918640143" calcext:value-type="float">
            <text:p>0.881249918640143</text:p>
          </table:table-cell>
          <table:table-cell office:value-type="float" office:value="0.0174434666000235" calcext:value-type="float">
            <text:p>0.017443466600024</text:p>
          </table:table-cell>
          <table:table-cell office:value-type="float" office:value="0.00364267013547527" calcext:value-type="float">
            <text:p>0.003642670135475</text:p>
          </table:table-cell>
        </table:table-row>
        <table:table-row table:style-name="ro1">
          <table:table-cell office:value-type="float" office:value="22.5746635496616" calcext:value-type="float">
            <text:p>22.5746635496616</text:p>
          </table:table-cell>
          <table:table-cell office:value-type="float" office:value="2.64468017220497" calcext:value-type="float">
            <text:p>2.6446801722049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63048576968224" calcext:value-type="float">
            <text:p>0.9630485769682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6500" calcext:value-type="float">
            <text:p>436500</text:p>
          </table:table-cell>
          <table:table-cell office:value-type="float" office:value="16" calcext:value-type="float">
            <text:p>16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1.41391683010833" calcext:value-type="float">
            <text:p>1.41391683010833</text:p>
          </table:table-cell>
          <table:table-cell office:value-type="float" office:value="0.699999120495339" calcext:value-type="float">
            <text:p>0.699999120495339</text:p>
          </table:table-cell>
          <table:table-cell office:value-type="float" office:value="0.0209711537639831" calcext:value-type="float">
            <text:p>0.020971153763983</text:p>
          </table:table-cell>
          <table:table-cell office:value-type="float" office:value="0.00292675533082378" calcext:value-type="float">
            <text:p>0.002926755330824</text:p>
          </table:table-cell>
        </table:table-row>
        <table:table-row table:style-name="ro1">
          <table:table-cell office:value-type="float" office:value="22.0283907055855" calcext:value-type="float">
            <text:p>22.0283907055855</text:p>
          </table:table-cell>
          <table:table-cell office:value-type="float" office:value="2.34616684913635" calcext:value-type="float">
            <text:p>2.3461668491363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2783058883799" calcext:value-type="float">
            <text:p>0.9627830588837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7500" calcext:value-type="float">
            <text:p>407500</text:p>
          </table:table-cell>
          <table:table-cell office:value-type="float" office:value="18" calcext:value-type="float">
            <text:p>18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4.11552691731439" calcext:value-type="float">
            <text:p>4.11552691731439</text:p>
          </table:table-cell>
          <table:table-cell office:value-type="float" office:value="0.414406744827624" calcext:value-type="float">
            <text:p>0.414406744827624</text:p>
          </table:table-cell>
          <table:table-cell office:value-type="float" office:value="0.0208512152720803" calcext:value-type="float">
            <text:p>0.02085121527208</text:p>
          </table:table-cell>
          <table:table-cell office:value-type="float" office:value="0.00257001129600074" calcext:value-type="float">
            <text:p>0.002570011296001</text:p>
          </table:table-cell>
        </table:table-row>
        <table:table-row table:style-name="ro1">
          <table:table-cell office:value-type="float" office:value="21.5575762987137" calcext:value-type="float">
            <text:p>21.5575762987137</text:p>
          </table:table-cell>
          <table:table-cell office:value-type="float" office:value="2.77711865305901" calcext:value-type="float">
            <text:p>2.777118653059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4727896932104" calcext:value-type="float">
            <text:p>0.96472789693210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7000" calcext:value-type="float">
            <text:p>417000</text:p>
          </table:table-cell>
          <table:table-cell office:value-type="float" office:value="18" calcext:value-type="float">
            <text:p>18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4.17036907869612" calcext:value-type="float">
            <text:p>4.17036907869612</text:p>
          </table:table-cell>
          <table:table-cell office:value-type="float" office:value="1.01865394578049" calcext:value-type="float">
            <text:p>1.01865394578049</text:p>
          </table:table-cell>
          <table:table-cell office:value-type="float" office:value="0.0166918386631349" calcext:value-type="float">
            <text:p>0.016691838663135</text:p>
          </table:table-cell>
          <table:table-cell office:value-type="float" office:value="0.00255915285902158" calcext:value-type="float">
            <text:p>0.002559152859022</text:p>
          </table:table-cell>
        </table:table-row>
        <table:table-row table:style-name="ro1">
          <table:table-cell office:value-type="float" office:value="22.6381937265396" calcext:value-type="float">
            <text:p>22.6381937265396</text:p>
          </table:table-cell>
          <table:table-cell office:value-type="float" office:value="2.55829209089279" calcext:value-type="float">
            <text:p>2.5582920908927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3226505880122" calcext:value-type="float">
            <text:p>0.9632265058801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1000" calcext:value-type="float">
            <text:p>421000</text:p>
          </table:table-cell>
          <table:table-cell office:value-type="float" office:value="18" calcext:value-type="float">
            <text:p>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1.26213338784247" calcext:value-type="float">
            <text:p>1.26213338784247</text:p>
          </table:table-cell>
          <table:table-cell office:value-type="float" office:value="0.561809537045931" calcext:value-type="float">
            <text:p>0.561809537045931</text:p>
          </table:table-cell>
          <table:table-cell office:value-type="float" office:value="0.0209779179074497" calcext:value-type="float">
            <text:p>0.02097791790745</text:p>
          </table:table-cell>
          <table:table-cell office:value-type="float" office:value="0.00380994141829054" calcext:value-type="float">
            <text:p>0.003809941418291</text:p>
          </table:table-cell>
        </table:table-row>
        <table:table-row table:style-name="ro1">
          <table:table-cell office:value-type="float" office:value="36.1618508398533" calcext:value-type="float">
            <text:p>36.1618508398533</text:p>
          </table:table-cell>
          <table:table-cell office:value-type="float" office:value="3.56121587753296" calcext:value-type="float">
            <text:p>3.5612158775329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699315653664" calcext:value-type="float">
            <text:p>0.9656993156536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9000" calcext:value-type="float">
            <text:p>4290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3.98888375404841" calcext:value-type="float">
            <text:p>3.98888375404841</text:p>
          </table:table-cell>
          <table:table-cell office:value-type="float" office:value="0.606331382038239" calcext:value-type="float">
            <text:p>0.606331382038239</text:p>
          </table:table-cell>
          <table:table-cell office:value-type="float" office:value="0.0168289454218388" calcext:value-type="float">
            <text:p>0.016828945421839</text:p>
          </table:table-cell>
          <table:table-cell office:value-type="float" office:value="0.00219291953823478" calcext:value-type="float">
            <text:p>0.002192919538235</text:p>
          </table:table-cell>
        </table:table-row>
        <table:table-row table:style-name="ro1">
          <table:table-cell office:value-type="float" office:value="34.5815340280533" calcext:value-type="float">
            <text:p>34.5815340280533</text:p>
          </table:table-cell>
          <table:table-cell office:value-type="float" office:value="4.2084875702858" calcext:value-type="float">
            <text:p>4.208487570285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876994224628" calcext:value-type="float">
            <text:p>0.96587699422462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3000" calcext:value-type="float">
            <text:p>4330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5.10673483748147" calcext:value-type="float">
            <text:p>5.10673483748147</text:p>
          </table:table-cell>
          <table:table-cell office:value-type="float" office:value="1.93772292554062" calcext:value-type="float">
            <text:p>1.93772292554062</text:p>
          </table:table-cell>
          <table:table-cell office:value-type="float" office:value="0.0174933923883315" calcext:value-type="float">
            <text:p>0.017493392388332</text:p>
          </table:table-cell>
          <table:table-cell office:value-type="float" office:value="0.00290943916848842" calcext:value-type="float">
            <text:p>0.002909439168488</text:p>
          </table:table-cell>
        </table:table-row>
        <table:table-row table:style-name="ro1">
          <table:table-cell office:value-type="float" office:value="30.7511388659477" calcext:value-type="float">
            <text:p>30.7511388659477</text:p>
          </table:table-cell>
          <table:table-cell office:value-type="float" office:value="2.47989490628242" calcext:value-type="float">
            <text:p>2.4798949062824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699816335531" calcext:value-type="float">
            <text:p>0.9656998163355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6500" calcext:value-type="float">
            <text:p>446500</text:p>
          </table:table-cell>
          <table:table-cell office:value-type="float" office:value="18" calcext:value-type="float">
            <text:p>1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4.43286793710516" calcext:value-type="float">
            <text:p>4.43286793710516</text:p>
          </table:table-cell>
          <table:table-cell office:value-type="float" office:value="0.686987272701197" calcext:value-type="float">
            <text:p>0.686987272701197</text:p>
          </table:table-cell>
          <table:table-cell office:value-type="float" office:value="0.0180672028279701" calcext:value-type="float">
            <text:p>0.01806720282797</text:p>
          </table:table-cell>
          <table:table-cell office:value-type="float" office:value="0.00250407060456265" calcext:value-type="float">
            <text:p>0.002504070604563</text:p>
          </table:table-cell>
        </table:table-row>
        <table:table-row table:style-name="ro1">
          <table:table-cell office:value-type="float" office:value="27.9379036128521" calcext:value-type="float">
            <text:p>27.9379036128521</text:p>
          </table:table-cell>
          <table:table-cell office:value-type="float" office:value="2.49391493201256" calcext:value-type="float">
            <text:p>2.4939149320125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1810577384949" calcext:value-type="float">
            <text:p>0.96181057738494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0500" calcext:value-type="float">
            <text:p>4505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1.89203149243136" calcext:value-type="float">
            <text:p>1.89203149243136</text:p>
          </table:table-cell>
          <table:table-cell office:value-type="float" office:value="0.666813891993342" calcext:value-type="float">
            <text:p>0.666813891993342</text:p>
          </table:table-cell>
          <table:table-cell office:value-type="float" office:value="0.0172201617039576" calcext:value-type="float">
            <text:p>0.017220161703958</text:p>
          </table:table-cell>
          <table:table-cell office:value-type="float" office:value="0.00268977659334286" calcext:value-type="float">
            <text:p>0.002689776593343</text:p>
          </table:table-cell>
        </table:table-row>
        <table:table-row table:style-name="ro1">
          <table:table-cell office:value-type="float" office:value="21.6717269718647" calcext:value-type="float">
            <text:p>21.6717269718647</text:p>
          </table:table-cell>
          <table:table-cell office:value-type="float" office:value="2.87018325924873" calcext:value-type="float">
            <text:p>2.870183259248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8146830894" calcext:value-type="float">
            <text:p>0.96472814683089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1000" calcext:value-type="float">
            <text:p>4110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2.73005949814496" calcext:value-type="float">
            <text:p>2.73005949814496</text:p>
          </table:table-cell>
          <table:table-cell office:value-type="float" office:value="0.858249183673466" calcext:value-type="float">
            <text:p>0.858249183673466</text:p>
          </table:table-cell>
          <table:table-cell office:value-type="float" office:value="0.01508442964254" calcext:value-type="float">
            <text:p>0.01508442964254</text:p>
          </table:table-cell>
          <table:table-cell office:value-type="float" office:value="0.0055496367868992" calcext:value-type="float">
            <text:p>0.005549636786899</text:p>
          </table:table-cell>
        </table:table-row>
        <table:table-row table:style-name="ro1">
          <table:table-cell office:value-type="float" office:value="21.0849394500256" calcext:value-type="float">
            <text:p>21.0849394500256</text:p>
          </table:table-cell>
          <table:table-cell office:value-type="float" office:value="2.80514493584633" calcext:value-type="float">
            <text:p>2.805144935846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843191676161" calcext:value-type="float">
            <text:p>0.96384319167616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3000" calcext:value-type="float">
            <text:p>413000</text:p>
          </table:table-cell>
          <table:table-cell office:value-type="float" office:value="25" calcext:value-type="float">
            <text:p>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4.33355921107909" calcext:value-type="float">
            <text:p>4.33355921107909</text:p>
          </table:table-cell>
          <table:table-cell office:value-type="float" office:value="0.423689016977086" calcext:value-type="float">
            <text:p>0.423689016977086</text:p>
          </table:table-cell>
          <table:table-cell office:value-type="float" office:value="0.0146804267935454" calcext:value-type="float">
            <text:p>0.014680426793545</text:p>
          </table:table-cell>
          <table:table-cell office:value-type="float" office:value="0.00346076852447514" calcext:value-type="float">
            <text:p>0.003460768524475</text:p>
          </table:table-cell>
        </table:table-row>
        <table:table-row table:style-name="ro1">
          <table:table-cell office:value-type="float" office:value="30.884317278862" calcext:value-type="float">
            <text:p>30.884317278862</text:p>
          </table:table-cell>
          <table:table-cell office:value-type="float" office:value="3.54838144779205" calcext:value-type="float">
            <text:p>3.548381447792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904450162652" calcext:value-type="float">
            <text:p>0.9649044501626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3500" calcext:value-type="float">
            <text:p>4235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7.17738157148249" calcext:value-type="float">
            <text:p>7.17738157148249</text:p>
          </table:table-cell>
          <table:table-cell office:value-type="float" office:value="0.9415782778882" calcext:value-type="float">
            <text:p>0.9415782778882</text:p>
          </table:table-cell>
          <table:table-cell office:value-type="float" office:value="0.0177323289926312" calcext:value-type="float">
            <text:p>0.017732328992631</text:p>
          </table:table-cell>
          <table:table-cell office:value-type="float" office:value="0.00342729876028403" calcext:value-type="float">
            <text:p>0.003427298760284</text:p>
          </table:table-cell>
        </table:table-row>
        <table:table-row table:style-name="ro1">
          <table:table-cell office:value-type="float" office:value="36.31498503685" calcext:value-type="float">
            <text:p>36.31498503685</text:p>
          </table:table-cell>
          <table:table-cell office:value-type="float" office:value="3.71129122376442" calcext:value-type="float">
            <text:p>3.711291223764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933094181074" calcext:value-type="float">
            <text:p>0.96393309418107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4500" calcext:value-type="float">
            <text:p>424500</text:p>
          </table:table-cell>
          <table:table-cell office:value-type="float" office:value="25" calcext:value-type="float">
            <text:p>2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3.18000225291883" calcext:value-type="float">
            <text:p>3.18000225291883</text:p>
          </table:table-cell>
          <table:table-cell office:value-type="float" office:value="0.813129771566691" calcext:value-type="float">
            <text:p>0.813129771566691</text:p>
          </table:table-cell>
          <table:table-cell office:value-type="float" office:value="0.0194242525851017" calcext:value-type="float">
            <text:p>0.019424252585102</text:p>
          </table:table-cell>
          <table:table-cell office:value-type="float" office:value="0.0035419875832243" calcext:value-type="float">
            <text:p>0.003541987583224</text:p>
          </table:table-cell>
        </table:table-row>
        <table:table-row table:style-name="ro1">
          <table:table-cell office:value-type="float" office:value="36.0709194242954" calcext:value-type="float">
            <text:p>36.0709194242954</text:p>
          </table:table-cell>
          <table:table-cell office:value-type="float" office:value="3.78704991936684" calcext:value-type="float">
            <text:p>3.7870499193668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754602466327" calcext:value-type="float">
            <text:p>0.96375460246632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6500" calcext:value-type="float">
            <text:p>426500</text:p>
          </table:table-cell>
          <table:table-cell office:value-type="float" office:value="25" calcext:value-type="float">
            <text:p>25</text:p>
          </table:table-cell>
          <table:table-cell office:value-type="float" office:value="0.950738916256158" calcext:value-type="float">
            <text:p>0.95073891625615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1.81190716640219" calcext:value-type="float">
            <text:p>1.81190716640219</text:p>
          </table:table-cell>
          <table:table-cell office:value-type="float" office:value="0.727700193782043" calcext:value-type="float">
            <text:p>0.727700193782043</text:p>
          </table:table-cell>
          <table:table-cell office:value-type="float" office:value="0.0180762567127797" calcext:value-type="float">
            <text:p>0.01807625671278</text:p>
          </table:table-cell>
          <table:table-cell office:value-type="float" office:value="0.00314632754927153" calcext:value-type="float">
            <text:p>0.003146327549272</text:p>
          </table:table-cell>
        </table:table-row>
        <table:table-row table:style-name="ro1">
          <table:table-cell office:value-type="float" office:value="34.5101329088211" calcext:value-type="float">
            <text:p>34.5101329088211</text:p>
          </table:table-cell>
          <table:table-cell office:value-type="float" office:value="4.27647718787193" calcext:value-type="float">
            <text:p>4.276477187871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2695094597799" calcext:value-type="float">
            <text:p>0.9626950945977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2000" calcext:value-type="float">
            <text:p>4320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3.4560282761319" calcext:value-type="float">
            <text:p>3.4560282761319</text:p>
          </table:table-cell>
          <table:table-cell office:value-type="float" office:value="1.31402214676472" calcext:value-type="float">
            <text:p>1.31402214676472</text:p>
          </table:table-cell>
          <table:table-cell office:value-type="float" office:value="0.0160769649456358" calcext:value-type="float">
            <text:p>0.016076964945636</text:p>
          </table:table-cell>
          <table:table-cell office:value-type="float" office:value="0.00374744892775837" calcext:value-type="float">
            <text:p>0.003747448927758</text:p>
          </table:table-cell>
        </table:table-row>
        <table:table-row table:style-name="ro1">
          <table:table-cell office:value-type="float" office:value="27.6934833526611" calcext:value-type="float">
            <text:p>27.6934833526611</text:p>
          </table:table-cell>
          <table:table-cell office:value-type="float" office:value="3.14194387197494" calcext:value-type="float">
            <text:p>3.141943871974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1456407615991" calcext:value-type="float">
            <text:p>0.9614564076159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8500" calcext:value-type="float">
            <text:p>4385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5.90045468022853" calcext:value-type="float">
            <text:p>5.90045468022853</text:p>
          </table:table-cell>
          <table:table-cell office:value-type="float" office:value="1.02002976790704" calcext:value-type="float">
            <text:p>1.02002976790704</text:p>
          </table:table-cell>
          <table:table-cell office:value-type="float" office:value="0.021973971044559" calcext:value-type="float">
            <text:p>0.021973971044559</text:p>
          </table:table-cell>
          <table:table-cell office:value-type="float" office:value="0.00304771131867376" calcext:value-type="float">
            <text:p>0.003047711318674</text:p>
          </table:table-cell>
        </table:table-row>
        <table:table-row table:style-name="ro1">
          <table:table-cell office:value-type="float" office:value="26.2305515408516" calcext:value-type="float">
            <text:p>26.2305515408516</text:p>
          </table:table-cell>
          <table:table-cell office:value-type="float" office:value="3.0566534101963" calcext:value-type="float">
            <text:p>3.05665341019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3312843966983" calcext:value-type="float">
            <text:p>0.96331284396698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9500" calcext:value-type="float">
            <text:p>439500</text:p>
          </table:table-cell>
          <table:table-cell office:value-type="float" office:value="25" calcext:value-type="float">
            <text:p>2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2.28899269776829" calcext:value-type="float">
            <text:p>2.28899269776829</text:p>
          </table:table-cell>
          <table:table-cell office:value-type="float" office:value="0.848186184440724" calcext:value-type="float">
            <text:p>0.848186184440724</text:p>
          </table:table-cell>
          <table:table-cell office:value-type="float" office:value="0.0168323727205285" calcext:value-type="float">
            <text:p>0.016832372720529</text:p>
          </table:table-cell>
          <table:table-cell office:value-type="float" office:value="0.00288734176742255" calcext:value-type="float">
            <text:p>0.002887341767423</text:p>
          </table:table-cell>
        </table:table-row>
        <table:table-row table:style-name="ro1">
          <table:table-cell office:value-type="float" office:value="21.9574567973614" calcext:value-type="float">
            <text:p>21.9574567973614</text:p>
          </table:table-cell>
          <table:table-cell office:value-type="float" office:value="2.43239578604698" calcext:value-type="float">
            <text:p>2.4323957860469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080753759696" calcext:value-type="float">
            <text:p>0.9650807537596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2000" calcext:value-type="float">
            <text:p>412000</text:p>
          </table:table-cell>
          <table:table-cell office:value-type="float" office:value="33" calcext:value-type="float">
            <text:p>3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50738916256158" calcext:value-type="float">
            <text:p>0.95073891625615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4.27593240832225" calcext:value-type="float">
            <text:p>4.27593240832225</text:p>
          </table:table-cell>
          <table:table-cell office:value-type="float" office:value="0.69606063053639" calcext:value-type="float">
            <text:p>0.69606063053639</text:p>
          </table:table-cell>
          <table:table-cell office:value-type="float" office:value="0.0192572832252309" calcext:value-type="float">
            <text:p>0.019257283225231</text:p>
          </table:table-cell>
          <table:table-cell office:value-type="float" office:value="0.00142574477889091" calcext:value-type="float">
            <text:p>0.001425744778891</text:p>
          </table:table-cell>
        </table:table-row>
        <table:table-row table:style-name="ro1">
          <table:table-cell office:value-type="float" office:value="18.224427998066" calcext:value-type="float">
            <text:p>18.224427998066</text:p>
          </table:table-cell>
          <table:table-cell office:value-type="float" office:value="3.47319149971008" calcext:value-type="float">
            <text:p>3.4731914997100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3932719067603" calcext:value-type="float">
            <text:p>0.96393271906760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4000" calcext:value-type="float">
            <text:p>414000</text:p>
          </table:table-cell>
          <table:table-cell office:value-type="float" office:value="33" calcext:value-type="float">
            <text:p>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1.92122499919561" calcext:value-type="float">
            <text:p>1.92122499919561</text:p>
          </table:table-cell>
          <table:table-cell office:value-type="float" office:value="1.57396658171893" calcext:value-type="float">
            <text:p>1.57396658171893</text:p>
          </table:table-cell>
          <table:table-cell office:value-type="float" office:value="0.0197931431749128" calcext:value-type="float">
            <text:p>0.019793143174913</text:p>
          </table:table-cell>
          <table:table-cell office:value-type="float" office:value="0.0031555586289338" calcext:value-type="float">
            <text:p>0.003155558628934</text:p>
          </table:table-cell>
        </table:table-row>
        <table:table-row table:style-name="ro1">
          <table:table-cell office:value-type="float" office:value="35.5857719779015" calcext:value-type="float">
            <text:p>35.5857719779015</text:p>
          </table:table-cell>
          <table:table-cell office:value-type="float" office:value="4.17200961709023" calcext:value-type="float">
            <text:p>4.17200961709023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2340737935319" calcext:value-type="float">
            <text:p>0.96234073793531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9500" calcext:value-type="float">
            <text:p>429500</text:p>
          </table:table-cell>
          <table:table-cell office:value-type="float" office:value="33" calcext:value-type="float">
            <text:p>3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2.5901043339918" calcext:value-type="float">
            <text:p>2.5901043339918</text:p>
          </table:table-cell>
          <table:table-cell office:value-type="float" office:value="0.960611904083534" calcext:value-type="float">
            <text:p>0.960611904083534</text:p>
          </table:table-cell>
          <table:table-cell office:value-type="float" office:value="0.0171720624427145" calcext:value-type="float">
            <text:p>0.017172062442715</text:p>
          </table:table-cell>
          <table:table-cell office:value-type="float" office:value="0.00257113164945993" calcext:value-type="float">
            <text:p>0.00257113164946</text:p>
          </table:table-cell>
        </table:table-row>
        <table:table-row table:style-name="ro1">
          <table:table-cell office:value-type="float" office:value="35.4450623691082" calcext:value-type="float">
            <text:p>35.4450623691082</text:p>
          </table:table-cell>
          <table:table-cell office:value-type="float" office:value="3.81502193212509" calcext:value-type="float">
            <text:p>3.8150219321250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4815985990642" calcext:value-type="float">
            <text:p>0.96481598599064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3500" calcext:value-type="float">
            <text:p>433500</text:p>
          </table:table-cell>
          <table:table-cell office:value-type="float" office:value="33" calcext:value-type="float">
            <text:p>3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5.10679364641473" calcext:value-type="float">
            <text:p>5.10679364641473</text:p>
          </table:table-cell>
          <table:table-cell office:value-type="float" office:value="1.2430670081772" calcext:value-type="float">
            <text:p>1.2430670081772</text:p>
          </table:table-cell>
          <table:table-cell office:value-type="float" office:value="0.0207238729550382" calcext:value-type="float">
            <text:p>0.020723872955038</text:p>
          </table:table-cell>
          <table:table-cell office:value-type="float" office:value="0.00365445772916136" calcext:value-type="float">
            <text:p>0.003654457729161</text:p>
          </table:table-cell>
        </table:table-row>
        <table:table-row table:style-name="ro1">
          <table:table-cell office:value-type="float" office:value="28.4874243140221" calcext:value-type="float">
            <text:p>28.4874243140221</text:p>
          </table:table-cell>
          <table:table-cell office:value-type="float" office:value="2.67927649617195" calcext:value-type="float">
            <text:p>2.6792764961719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4461504201909" calcext:value-type="float">
            <text:p>0.96446150420190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9500" calcext:value-type="float">
            <text:p>449500</text:p>
          </table:table-cell>
          <table:table-cell office:value-type="float" office:value="33" calcext:value-type="float">
            <text:p>3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2.9937413238046" calcext:value-type="float">
            <text:p>2.9937413238046</text:p>
          </table:table-cell>
          <table:table-cell office:value-type="float" office:value="0.470421704701215" calcext:value-type="float">
            <text:p>0.470421704701215</text:p>
          </table:table-cell>
          <table:table-cell office:value-type="float" office:value="0.0182164269707347" calcext:value-type="float">
            <text:p>0.018216426970735</text:p>
          </table:table-cell>
          <table:table-cell office:value-type="float" office:value="0.00290058755493037" calcext:value-type="float">
            <text:p>0.00290058755493</text:p>
          </table:table-cell>
        </table:table-row>
        <table:table-row table:style-name="ro1">
          <table:table-cell office:value-type="float" office:value="25.7644137740135" calcext:value-type="float">
            <text:p>25.7644137740135</text:p>
          </table:table-cell>
          <table:table-cell office:value-type="float" office:value="2.50871559977531" calcext:value-type="float">
            <text:p>2.5087155997753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2516478198941" calcext:value-type="float">
            <text:p>0.96251647819894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2000" calcext:value-type="float">
            <text:p>452000</text:p>
          </table:table-cell>
          <table:table-cell office:value-type="float" office:value="33" calcext:value-type="float">
            <text:p>3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2.74826285892338" calcext:value-type="float">
            <text:p>2.74826285892338</text:p>
          </table:table-cell>
          <table:table-cell office:value-type="float" office:value="0.391747879035804" calcext:value-type="float">
            <text:p>0.391747879035804</text:p>
          </table:table-cell>
          <table:table-cell office:value-type="float" office:value="0.0146878222807899" calcext:value-type="float">
            <text:p>0.01468782228079</text:p>
          </table:table-cell>
          <table:table-cell office:value-type="float" office:value="0.0055654501915929" calcext:value-type="float">
            <text:p>0.005565450191593</text:p>
          </table:table-cell>
        </table:table-row>
        <table:table-row table:style-name="ro1">
          <table:table-cell office:value-type="float" office:value="29.1236605346203" calcext:value-type="float">
            <text:p>29.1236605346203</text:p>
          </table:table-cell>
          <table:table-cell office:value-type="float" office:value="2.69134601950645" calcext:value-type="float">
            <text:p>2.6913460195064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65347146578318" calcext:value-type="float">
            <text:p>0.96534714657831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5000" calcext:value-type="float">
            <text:p>455000</text:p>
          </table:table-cell>
          <table:table-cell office:value-type="float" office:value="33" calcext:value-type="float">
            <text:p>3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4.05205855641322" calcext:value-type="float">
            <text:p>4.05205855641322</text:p>
          </table:table-cell>
          <table:table-cell office:value-type="float" office:value="0.40752185516937" calcext:value-type="float">
            <text:p>0.40752185516937</text:p>
          </table:table-cell>
          <table:table-cell office:value-type="float" office:value="0.0210398002233278" calcext:value-type="float">
            <text:p>0.021039800223328</text:p>
          </table:table-cell>
          <table:table-cell office:value-type="float" office:value="0.00297202018044412" calcext:value-type="float">
            <text:p>0.002972020180444</text:p>
          </table:table-cell>
        </table:table-row>
        <table:table-row table:style-name="ro1">
          <table:table-cell office:value-type="float" office:value="21.2429537475109" calcext:value-type="float">
            <text:p>21.2429537475109</text:p>
          </table:table-cell>
          <table:table-cell office:value-type="float" office:value="2.25721111893654" calcext:value-type="float">
            <text:p>2.2572111189365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2693719800735" calcext:value-type="float">
            <text:p>0.9626937198007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8500" calcext:value-type="float">
            <text:p>408500</text:p>
          </table:table-cell>
          <table:table-cell office:value-type="float" office:value="40" calcext:value-type="float">
            <text:p>40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4.53089066464784" calcext:value-type="float">
            <text:p>4.53089066464784</text:p>
          </table:table-cell>
          <table:table-cell office:value-type="float" office:value="0.361724592512398" calcext:value-type="float">
            <text:p>0.361724592512398</text:p>
          </table:table-cell>
          <table:table-cell office:value-type="float" office:value="0.0199484121463471" calcext:value-type="float">
            <text:p>0.019948412146347</text:p>
          </table:table-cell>
          <table:table-cell office:value-type="float" office:value="0.0033386367528113" calcext:value-type="float">
            <text:p>0.003338636752811</text:p>
          </table:table-cell>
        </table:table-row>
        <table:table-row table:style-name="ro1">
          <table:table-cell office:value-type="float" office:value="21.2494482696056" calcext:value-type="float">
            <text:p>21.2494482696056</text:p>
          </table:table-cell>
          <table:table-cell office:value-type="float" office:value="3.19373732805252" calcext:value-type="float">
            <text:p>3.1937373280525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284763016696" calcext:value-type="float">
            <text:p>0.9642847630166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8000" calcext:value-type="float">
            <text:p>418000</text:p>
          </table:table-cell>
          <table:table-cell office:value-type="float" office:value="40" calcext:value-type="float">
            <text:p>40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3.73781218879183" calcext:value-type="float">
            <text:p>3.73781218879183</text:p>
          </table:table-cell>
          <table:table-cell office:value-type="float" office:value="0.928471195543281" calcext:value-type="float">
            <text:p>0.928471195543281</text:p>
          </table:table-cell>
          <table:table-cell office:value-type="float" office:value="0.0186577435789205" calcext:value-type="float">
            <text:p>0.018657743578921</text:p>
          </table:table-cell>
          <table:table-cell office:value-type="float" office:value="0.00321163058289153" calcext:value-type="float">
            <text:p>0.003211630582892</text:p>
          </table:table-cell>
        </table:table-row>
        <table:table-row table:style-name="ro1">
          <table:table-cell office:value-type="float" office:value="36.2516660690308" calcext:value-type="float">
            <text:p>36.2516660690308</text:p>
          </table:table-cell>
          <table:table-cell office:value-type="float" office:value="3.98641747236252" calcext:value-type="float">
            <text:p>3.9864174723625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285075743899" calcext:value-type="float">
            <text:p>0.9642850757438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5500" calcext:value-type="float">
            <text:p>425500</text:p>
          </table:table-cell>
          <table:table-cell office:value-type="float" office:value="40" calcext:value-type="float">
            <text:p>40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1.97893600481993" calcext:value-type="float">
            <text:p>1.97893600481993</text:p>
          </table:table-cell>
          <table:table-cell office:value-type="float" office:value="0.803141255409899" calcext:value-type="float">
            <text:p>0.803141255409899</text:p>
          </table:table-cell>
          <table:table-cell office:value-type="float" office:value="0.0165045601388724" calcext:value-type="float">
            <text:p>0.016504560138872</text:p>
          </table:table-cell>
          <table:table-cell office:value-type="float" office:value="0.00359448378213728" calcext:value-type="float">
            <text:p>0.003594483782137</text:p>
          </table:table-cell>
        </table:table-row>
        <table:table-row table:style-name="ro1">
          <table:table-cell office:value-type="float" office:value="35.3166530132294" calcext:value-type="float">
            <text:p>35.3166530132294</text:p>
          </table:table-cell>
          <table:table-cell office:value-type="float" office:value="4.17850890755653" calcext:value-type="float">
            <text:p>4.1785089075565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374290496567" calcext:value-type="float">
            <text:p>0.9643742904965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2500" calcext:value-type="float">
            <text:p>432500</text:p>
          </table:table-cell>
          <table:table-cell office:value-type="float" office:value="40" calcext:value-type="float">
            <text:p>40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4.15459964894039" calcext:value-type="float">
            <text:p>4.15459964894039</text:p>
          </table:table-cell>
          <table:table-cell office:value-type="float" office:value="1.29648469867428" calcext:value-type="float">
            <text:p>1.29648469867428</text:p>
          </table:table-cell>
          <table:table-cell office:value-type="float" office:value="0.0189959679742123" calcext:value-type="float">
            <text:p>0.018995967974212</text:p>
          </table:table-cell>
          <table:table-cell office:value-type="float" office:value="0.00507466205434826" calcext:value-type="float">
            <text:p>0.005074662054348</text:p>
          </table:table-cell>
        </table:table-row>
        <table:table-row table:style-name="ro1">
          <table:table-cell office:value-type="float" office:value="33.0130307674408" calcext:value-type="float">
            <text:p>33.0130307674408</text:p>
          </table:table-cell>
          <table:table-cell office:value-type="float" office:value="4.21832495927811" calcext:value-type="float">
            <text:p>4.2183249592781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4108334647115" calcext:value-type="float">
            <text:p>0.96410833464711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5500" calcext:value-type="float">
            <text:p>435500</text:p>
          </table:table-cell>
          <table:table-cell office:value-type="float" office:value="40" calcext:value-type="float">
            <text:p>40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6.15823195905169" calcext:value-type="float">
            <text:p>6.15823195905169</text:p>
          </table:table-cell>
          <table:table-cell office:value-type="float" office:value="1.18890584385632" calcext:value-type="float">
            <text:p>1.18890584385632</text:p>
          </table:table-cell>
          <table:table-cell office:value-type="float" office:value="0.0188465492206042" calcext:value-type="float">
            <text:p>0.018846549220604</text:p>
          </table:table-cell>
          <table:table-cell office:value-type="float" office:value="0.00304411481105906" calcext:value-type="float">
            <text:p>0.003044114811059</text:p>
          </table:table-cell>
        </table:table-row>
        <table:table-row table:style-name="ro1">
          <table:table-cell office:value-type="float" office:value="27.379233777523" calcext:value-type="float">
            <text:p>27.379233777523</text:p>
          </table:table-cell>
          <table:table-cell office:value-type="float" office:value="2.8187637925148" calcext:value-type="float">
            <text:p>2.818763792514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3489773283717" calcext:value-type="float">
            <text:p>0.96348977328371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0000" calcext:value-type="float">
            <text:p>440000</text:p>
          </table:table-cell>
          <table:table-cell office:value-type="float" office:value="40" calcext:value-type="float">
            <text:p>40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3.02754181899419" calcext:value-type="float">
            <text:p>3.02754181899419</text:p>
          </table:table-cell>
          <table:table-cell office:value-type="float" office:value="0.723233790325499" calcext:value-type="float">
            <text:p>0.723233790325499</text:p>
          </table:table-cell>
          <table:table-cell office:value-type="float" office:value="0.0225567209930501" calcext:value-type="float">
            <text:p>0.02255672099305</text:p>
          </table:table-cell>
          <table:table-cell office:value-type="float" office:value="0.00344837074286897" calcext:value-type="float">
            <text:p>0.003448370742869</text:p>
          </table:table-cell>
        </table:table-row>
        <table:table-row table:style-name="ro1">
          <table:table-cell office:value-type="float" office:value="26.1260591447353" calcext:value-type="float">
            <text:p>26.1260591447353</text:p>
          </table:table-cell>
          <table:table-cell office:value-type="float" office:value="2.71465244889259" calcext:value-type="float">
            <text:p>2.7146524488925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6605311030915" calcext:value-type="float">
            <text:p>0.9660531103091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3500" calcext:value-type="float">
            <text:p>453500</text:p>
          </table:table-cell>
          <table:table-cell office:value-type="float" office:value="40" calcext:value-type="float">
            <text:p>40</text:p>
          </table:table-cell>
          <table:table-cell office:value-type="float" office:value="0.950738916256158" calcext:value-type="float">
            <text:p>0.950738916256158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2.436862932634" calcext:value-type="float">
            <text:p>2.436862932634</text:p>
          </table:table-cell>
          <table:table-cell office:value-type="float" office:value="0.689696210382586" calcext:value-type="float">
            <text:p>0.689696210382586</text:p>
          </table:table-cell>
          <table:table-cell office:value-type="float" office:value="0.0196610288644859" calcext:value-type="float">
            <text:p>0.019661028864486</text:p>
          </table:table-cell>
          <table:table-cell office:value-type="float" office:value="0.0028147996911126" calcext:value-type="float">
            <text:p>0.002814799691113</text:p>
          </table:table-cell>
        </table:table-row>
        <table:table-row table:style-name="ro1">
          <table:table-cell office:value-type="float" office:value="19.2440691292286" calcext:value-type="float">
            <text:p>19.2440691292286</text:p>
          </table:table-cell>
          <table:table-cell office:value-type="float" office:value="3.43469417095184" calcext:value-type="float">
            <text:p>3.4346941709518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45715810822" calcext:value-type="float">
            <text:p>0.961457158108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4500" calcext:value-type="float">
            <text:p>414500</text:p>
          </table:table-cell>
          <table:table-cell office:value-type="float" office:value="47" calcext:value-type="float">
            <text:p>4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1.98055408826744" calcext:value-type="float">
            <text:p>1.98055408826744</text:p>
          </table:table-cell>
          <table:table-cell office:value-type="float" office:value="1.38535243708431" calcext:value-type="float">
            <text:p>1.38535243708431</text:p>
          </table:table-cell>
          <table:table-cell office:value-type="float" office:value="0.0187852211794172" calcext:value-type="float">
            <text:p>0.018785221179417</text:p>
          </table:table-cell>
          <table:table-cell office:value-type="float" office:value="0.0035494965800427" calcext:value-type="float">
            <text:p>0.003549496580043</text:p>
          </table:table-cell>
        </table:table-row>
        <table:table-row table:style-name="ro1">
          <table:table-cell office:value-type="float" office:value="18.1204653680325" calcext:value-type="float">
            <text:p>18.1204653680325</text:p>
          </table:table-cell>
          <table:table-cell office:value-type="float" office:value="3.65542837977409" calcext:value-type="float">
            <text:p>3.6554283797740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551094068049" calcext:value-type="float">
            <text:p>0.96455109406804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7" calcext:value-type="float">
            <text:p>4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.73970495385283" calcext:value-type="float">
            <text:p>2.73970495385283</text:p>
          </table:table-cell>
          <table:table-cell office:value-type="float" office:value="1.28395181166142" calcext:value-type="float">
            <text:p>1.28395181166142</text:p>
          </table:table-cell>
          <table:table-cell office:value-type="float" office:value="0.0155889620311939" calcext:value-type="float">
            <text:p>0.015588962031194</text:p>
          </table:table-cell>
          <table:table-cell office:value-type="float" office:value="0.00450369317091436" calcext:value-type="float">
            <text:p>0.004503693170914</text:p>
          </table:table-cell>
        </table:table-row>
        <table:table-row table:style-name="ro1">
          <table:table-cell office:value-type="float" office:value="22.8922769129276" calcext:value-type="float">
            <text:p>22.8922769129276</text:p>
          </table:table-cell>
          <table:table-cell office:value-type="float" office:value="2.80034720897675" calcext:value-type="float">
            <text:p>2.8003472089767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406779926812" calcext:value-type="float">
            <text:p>0.96640677992681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47" calcext:value-type="float">
            <text:p>47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2.60647666928566" calcext:value-type="float">
            <text:p>2.60647666928566</text:p>
          </table:table-cell>
          <table:table-cell office:value-type="float" office:value="0.913464947977521" calcext:value-type="float">
            <text:p>0.913464947977521</text:p>
          </table:table-cell>
          <table:table-cell office:value-type="float" office:value="0.0161606272290585" calcext:value-type="float">
            <text:p>0.016160627229059</text:p>
          </table:table-cell>
          <table:table-cell office:value-type="float" office:value="0.00197856800940207" calcext:value-type="float">
            <text:p>0.001978568009402</text:p>
          </table:table-cell>
        </table:table-row>
        <table:table-row table:style-name="ro1">
          <table:table-cell office:value-type="float" office:value="22.9517748057842" calcext:value-type="float">
            <text:p>22.9517748057842</text:p>
          </table:table-cell>
          <table:table-cell office:value-type="float" office:value="2.5833161175251" calcext:value-type="float">
            <text:p>2.58331611752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640308024861" calcext:value-type="float">
            <text:p>0.96464030802486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1500" calcext:value-type="float">
            <text:p>421500</text:p>
          </table:table-cell>
          <table:table-cell office:value-type="float" office:value="47" calcext:value-type="float">
            <text:p>47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1.47951964729675" calcext:value-type="float">
            <text:p>1.47951964729675</text:p>
          </table:table-cell>
          <table:table-cell office:value-type="float" office:value="0.512897022747322" calcext:value-type="float">
            <text:p>0.512897022747322</text:p>
          </table:table-cell>
          <table:table-cell office:value-type="float" office:value="0.0161682816322532" calcext:value-type="float">
            <text:p>0.016168281632253</text:p>
          </table:table-cell>
          <table:table-cell office:value-type="float" office:value="0.00326916233980228" calcext:value-type="float">
            <text:p>0.003269162339802</text:p>
          </table:table-cell>
        </table:table-row>
        <table:table-row table:style-name="ro1">
          <table:table-cell office:value-type="float" office:value="31.2993464171886" calcext:value-type="float">
            <text:p>31.2993464171886</text:p>
          </table:table-cell>
          <table:table-cell office:value-type="float" office:value="2.68115976452827" calcext:value-type="float">
            <text:p>2.6811597645282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285450768942" calcext:value-type="float">
            <text:p>0.96428545076894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3000" calcext:value-type="float">
            <text:p>443000</text:p>
          </table:table-cell>
          <table:table-cell office:value-type="float" office:value="47" calcext:value-type="float">
            <text:p>4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3.05801849286875" calcext:value-type="float">
            <text:p>3.05801849286875</text:p>
          </table:table-cell>
          <table:table-cell office:value-type="float" office:value="0.784457243068666" calcext:value-type="float">
            <text:p>0.784457243068666</text:p>
          </table:table-cell>
          <table:table-cell office:value-type="float" office:value="0.0186964611463372" calcext:value-type="float">
            <text:p>0.018696461146337</text:p>
          </table:table-cell>
          <table:table-cell office:value-type="float" office:value="0.00362431408097763" calcext:value-type="float">
            <text:p>0.003624314080978</text:p>
          </table:table-cell>
        </table:table-row>
        <table:table-row table:style-name="ro1">
          <table:table-cell office:value-type="float" office:value="27.9431695342064" calcext:value-type="float">
            <text:p>27.9431695342064</text:p>
          </table:table-cell>
          <table:table-cell office:value-type="float" office:value="2.6291523873806" calcext:value-type="float">
            <text:p>2.629152387380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020183290735" calcext:value-type="float">
            <text:p>0.9640201832907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3500" calcext:value-type="float">
            <text:p>443500</text:p>
          </table:table-cell>
          <table:table-cell office:value-type="float" office:value="47" calcext:value-type="float">
            <text:p>4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2.84728147767697" calcext:value-type="float">
            <text:p>2.84728147767697</text:p>
          </table:table-cell>
          <table:table-cell office:value-type="float" office:value="0.723210278855221" calcext:value-type="float">
            <text:p>0.723210278855221</text:p>
          </table:table-cell>
          <table:table-cell office:value-type="float" office:value="0.0179041717716553" calcext:value-type="float">
            <text:p>0.017904171771655</text:p>
          </table:table-cell>
          <table:table-cell office:value-type="float" office:value="0.00275349279563181" calcext:value-type="float">
            <text:p>0.002753492795632</text:p>
          </table:table-cell>
        </table:table-row>
        <table:table-row table:style-name="ro1">
          <table:table-cell office:value-type="float" office:value="31.2008327245712" calcext:value-type="float">
            <text:p>31.2008327245712</text:p>
          </table:table-cell>
          <table:table-cell office:value-type="float" office:value="2.95531967282295" calcext:value-type="float">
            <text:p>2.955319672822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4374415357534" calcext:value-type="float">
            <text:p>0.9643744153575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5500" calcext:value-type="float">
            <text:p>445500</text:p>
          </table:table-cell>
          <table:table-cell office:value-type="float" office:value="47" calcext:value-type="float">
            <text:p>47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2.74677857710666" calcext:value-type="float">
            <text:p>2.74677857710666</text:p>
          </table:table-cell>
          <table:table-cell office:value-type="float" office:value="0.6394332671847" calcext:value-type="float">
            <text:p>0.6394332671847</text:p>
          </table:table-cell>
          <table:table-cell office:value-type="float" office:value="0.0213002188767015" calcext:value-type="float">
            <text:p>0.021300218876702</text:p>
          </table:table-cell>
          <table:table-cell office:value-type="float" office:value="0.00231309805982826" calcext:value-type="float">
            <text:p>0.002313098059828</text:p>
          </table:table-cell>
        </table:table-row>
        <table:table-row table:style-name="ro1">
          <table:table-cell office:value-type="float" office:value="16.3284988105297" calcext:value-type="float">
            <text:p>16.3284988105297</text:p>
          </table:table-cell>
          <table:table-cell office:value-type="float" office:value="3.23343479633331" calcext:value-type="float">
            <text:p>3.2334347963333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782683770327" calcext:value-type="float">
            <text:p>0.96278268377032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6000" calcext:value-type="float">
            <text:p>4060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1.71551756925724" calcext:value-type="float">
            <text:p>1.71551756925724</text:p>
          </table:table-cell>
          <table:table-cell office:value-type="float" office:value="1.18875088798399" calcext:value-type="float">
            <text:p>1.18875088798399</text:p>
          </table:table-cell>
          <table:table-cell office:value-type="float" office:value="0.0179978068227462" calcext:value-type="float">
            <text:p>0.017997806822746</text:p>
          </table:table-cell>
          <table:table-cell office:value-type="float" office:value="0.00401601393021714" calcext:value-type="float">
            <text:p>0.004016013930217</text:p>
          </table:table-cell>
        </table:table-row>
        <table:table-row table:style-name="ro1">
          <table:table-cell office:value-type="float" office:value="20.2522104084492" calcext:value-type="float">
            <text:p>20.2522104084492</text:p>
          </table:table-cell>
          <table:table-cell office:value-type="float" office:value="3.44023767113686" calcext:value-type="float">
            <text:p>3.44023767113686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870710442596" calcext:value-type="float">
            <text:p>0.96287071044259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0500" calcext:value-type="float">
            <text:p>410500</text:p>
          </table:table-cell>
          <table:table-cell office:value-type="float" office:value="54" calcext:value-type="float">
            <text:p>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3.1058952429503" calcext:value-type="float">
            <text:p>3.1058952429503</text:p>
          </table:table-cell>
          <table:table-cell office:value-type="float" office:value="1.12421089809958" calcext:value-type="float">
            <text:p>1.12421089809958</text:p>
          </table:table-cell>
          <table:table-cell office:value-type="float" office:value="0.0158809353489664" calcext:value-type="float">
            <text:p>0.015880935348966</text:p>
          </table:table-cell>
          <table:table-cell office:value-type="float" office:value="0.00283750966271056" calcext:value-type="float">
            <text:p>0.002837509662711</text:p>
          </table:table-cell>
        </table:table-row>
        <table:table-row table:style-name="ro1">
          <table:table-cell office:value-type="float" office:value="22.3538463115692" calcext:value-type="float">
            <text:p>22.3538463115692</text:p>
          </table:table-cell>
          <table:table-cell office:value-type="float" office:value="2.29049000144005" calcext:value-type="float">
            <text:p>2.2904900014400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2694407110838" calcext:value-type="float">
            <text:p>0.9626944071108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2500" calcext:value-type="float">
            <text:p>4125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4.4815704982315" calcext:value-type="float">
            <text:p>4.4815704982315</text:p>
          </table:table-cell>
          <table:table-cell office:value-type="float" office:value="0.458491740161191" calcext:value-type="float">
            <text:p>0.458491740161191</text:p>
          </table:table-cell>
          <table:table-cell office:value-type="float" office:value="0.0214035763793433" calcext:value-type="float">
            <text:p>0.021403576379343</text:p>
          </table:table-cell>
          <table:table-cell office:value-type="float" office:value="0.00301809845132261" calcext:value-type="float">
            <text:p>0.003018098451323</text:p>
          </table:table-cell>
        </table:table-row>
        <table:table-row table:style-name="ro1">
          <table:table-cell office:value-type="float" office:value="21.55281701684" calcext:value-type="float">
            <text:p>21.55281701684</text:p>
          </table:table-cell>
          <table:table-cell office:value-type="float" office:value="2.97700974345207" calcext:value-type="float">
            <text:p>2.977009743452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3402559489946" calcext:value-type="float">
            <text:p>0.9634025594899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7500" calcext:value-type="float">
            <text:p>417500</text:p>
          </table:table-cell>
          <table:table-cell office:value-type="float" office:value="54" calcext:value-type="float">
            <text:p>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4.20192213229451" calcext:value-type="float">
            <text:p>4.20192213229451</text:p>
          </table:table-cell>
          <table:table-cell office:value-type="float" office:value="0.761277026606959" calcext:value-type="float">
            <text:p>0.761277026606959</text:p>
          </table:table-cell>
          <table:table-cell office:value-type="float" office:value="0.0218907912592402" calcext:value-type="float">
            <text:p>0.02189079125924</text:p>
          </table:table-cell>
          <table:table-cell office:value-type="float" office:value="0.00469558785418872" calcext:value-type="float">
            <text:p>0.004695587854189</text:p>
          </table:table-cell>
        </table:table-row>
        <table:table-row table:style-name="ro1">
          <table:table-cell office:value-type="float" office:value="23.8857772946358" calcext:value-type="float">
            <text:p>23.8857772946358</text:p>
          </table:table-cell>
          <table:table-cell office:value-type="float" office:value="2.51527887582779" calcext:value-type="float">
            <text:p>2.5152788758277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196486091922" calcext:value-type="float">
            <text:p>0.9641964860919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9500" calcext:value-type="float">
            <text:p>419500</text:p>
          </table:table-cell>
          <table:table-cell office:value-type="float" office:value="54" calcext:value-type="float">
            <text:p>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65174129353234" calcext:value-type="float">
            <text:p>0.965174129353234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1.94187381384985" calcext:value-type="float">
            <text:p>1.94187381384985</text:p>
          </table:table-cell>
          <table:table-cell office:value-type="float" office:value="0.578835966260365" calcext:value-type="float">
            <text:p>0.578835966260365</text:p>
          </table:table-cell>
          <table:table-cell office:value-type="float" office:value="0.0225269051970862" calcext:value-type="float">
            <text:p>0.022526905197086</text:p>
          </table:table-cell>
          <table:table-cell office:value-type="float" office:value="0.00453536889436663" calcext:value-type="float">
            <text:p>0.004535368894367</text:p>
          </table:table-cell>
        </table:table-row>
        <table:table-row table:style-name="ro1">
          <table:table-cell office:value-type="float" office:value="34.8087707459927" calcext:value-type="float">
            <text:p>34.8087707459927</text:p>
          </table:table-cell>
          <table:table-cell office:value-type="float" office:value="3.78883373737335" calcext:value-type="float">
            <text:p>3.7888337373733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285575895195" calcext:value-type="float">
            <text:p>0.96428557589519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4000" calcext:value-type="float">
            <text:p>424000</text:p>
          </table:table-cell>
          <table:table-cell office:value-type="float" office:value="54" calcext:value-type="float">
            <text:p>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2.37088227037921" calcext:value-type="float">
            <text:p>2.37088227037921</text:p>
          </table:table-cell>
          <table:table-cell office:value-type="float" office:value="0.719882706036832" calcext:value-type="float">
            <text:p>0.719882706036832</text:p>
          </table:table-cell>
          <table:table-cell office:value-type="float" office:value="0.0196274878529448" calcext:value-type="float">
            <text:p>0.019627487852945</text:p>
          </table:table-cell>
          <table:table-cell office:value-type="float" office:value="0.00291719689379385" calcext:value-type="float">
            <text:p>0.002917196893794</text:p>
          </table:table-cell>
        </table:table-row>
        <table:table-row table:style-name="ro1">
          <table:table-cell office:value-type="float" office:value="35.3616007268429" calcext:value-type="float">
            <text:p>35.3616007268429</text:p>
          </table:table-cell>
          <table:table-cell office:value-type="float" office:value="3.24192675948143" calcext:value-type="float">
            <text:p>3.2419267594814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638369805947" calcext:value-type="float">
            <text:p>0.964638369805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1.15819662693" calcext:value-type="float">
            <text:p>1.15819662693</text:p>
          </table:table-cell>
          <table:table-cell office:value-type="float" office:value="0.765619212107053" calcext:value-type="float">
            <text:p>0.765619212107053</text:p>
          </table:table-cell>
          <table:table-cell office:value-type="float" office:value="0.0239674993859033" calcext:value-type="float">
            <text:p>0.023967499385903</text:p>
          </table:table-cell>
          <table:table-cell office:value-type="float" office:value="0.00434045821379748" calcext:value-type="float">
            <text:p>0.004340458213797</text:p>
          </table:table-cell>
        </table:table-row>
        <table:table-row table:style-name="ro1">
          <table:table-cell office:value-type="float" office:value="33.5250944793224" calcext:value-type="float">
            <text:p>33.5250944793224</text:p>
          </table:table-cell>
          <table:table-cell office:value-type="float" office:value="4.30827540159225" calcext:value-type="float">
            <text:p>4.308275401592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639557886346" calcext:value-type="float">
            <text:p>0.96463955788634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4500" calcext:value-type="float">
            <text:p>434500</text:p>
          </table:table-cell>
          <table:table-cell office:value-type="float" office:value="54" calcext:value-type="float">
            <text:p>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3.08810172135736" calcext:value-type="float">
            <text:p>3.08810172135736</text:p>
          </table:table-cell>
          <table:table-cell office:value-type="float" office:value="1.30474358038761" calcext:value-type="float">
            <text:p>1.30474358038761</text:p>
          </table:table-cell>
          <table:table-cell office:value-type="float" office:value="0.0208581015492559" calcext:value-type="float">
            <text:p>0.020858101549256</text:p>
          </table:table-cell>
          <table:table-cell office:value-type="float" office:value="0.00360437240262406" calcext:value-type="float">
            <text:p>0.003604372402624</text:p>
          </table:table-cell>
        </table:table-row>
        <table:table-row table:style-name="ro1">
          <table:table-cell office:value-type="float" office:value="24.7836198806763" calcext:value-type="float">
            <text:p>24.7836198806763</text:p>
          </table:table-cell>
          <table:table-cell office:value-type="float" office:value="2.7470346391201" calcext:value-type="float">
            <text:p>2.747034639120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761074822022" calcext:value-type="float">
            <text:p>0.9667610748220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8000" calcext:value-type="float">
            <text:p>438000</text:p>
          </table:table-cell>
          <table:table-cell office:value-type="float" office:value="54" calcext:value-type="float">
            <text:p>54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2.77851189341197" calcext:value-type="float">
            <text:p>2.77851189341197</text:p>
          </table:table-cell>
          <table:table-cell office:value-type="float" office:value="0.465778489534384" calcext:value-type="float">
            <text:p>0.465778489534384</text:p>
          </table:table-cell>
          <table:table-cell office:value-type="float" office:value="0.0195326796934198" calcext:value-type="float">
            <text:p>0.01953267969342</text:p>
          </table:table-cell>
          <table:table-cell office:value-type="float" office:value="0.00325914557850646" calcext:value-type="float">
            <text:p>0.003259145578506</text:p>
          </table:table-cell>
        </table:table-row>
        <table:table-row table:style-name="ro1">
          <table:table-cell office:value-type="float" office:value="29.7308605015278" calcext:value-type="float">
            <text:p>29.7308605015278</text:p>
          </table:table-cell>
          <table:table-cell office:value-type="float" office:value="3.09235197305679" calcext:value-type="float">
            <text:p>3.0923519730567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788155381289" calcext:value-type="float">
            <text:p>0.9657881553812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9000" calcext:value-type="float">
            <text:p>4390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3.44549067478388" calcext:value-type="float">
            <text:p>3.44549067478388</text:p>
          </table:table-cell>
          <table:table-cell office:value-type="float" office:value="0.969534412257096" calcext:value-type="float">
            <text:p>0.969534412257096</text:p>
          </table:table-cell>
          <table:table-cell office:value-type="float" office:value="0.0180117280987118" calcext:value-type="float">
            <text:p>0.018011728098712</text:p>
          </table:table-cell>
          <table:table-cell office:value-type="float" office:value="0.00267404382912311" calcext:value-type="float">
            <text:p>0.002674043829123</text:p>
          </table:table-cell>
        </table:table-row>
        <table:table-row table:style-name="ro1">
          <table:table-cell office:value-type="float" office:value="31.2843489646912" calcext:value-type="float">
            <text:p>31.2843489646912</text:p>
          </table:table-cell>
          <table:table-cell office:value-type="float" office:value="2.88029420375824" calcext:value-type="float">
            <text:p>2.8802942037582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196861028538" calcext:value-type="float">
            <text:p>0.9641968610285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2500" calcext:value-type="float">
            <text:p>4425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2.96275570343959" calcext:value-type="float">
            <text:p>2.96275570343959</text:p>
          </table:table-cell>
          <table:table-cell office:value-type="float" office:value="0.758869395898749" calcext:value-type="float">
            <text:p>0.758869395898749</text:p>
          </table:table-cell>
          <table:table-cell office:value-type="float" office:value="0.0250278229461088" calcext:value-type="float">
            <text:p>0.025027822946109</text:p>
          </table:table-cell>
          <table:table-cell office:value-type="float" office:value="0.00308623575186489" calcext:value-type="float">
            <text:p>0.003086235751865</text:p>
          </table:table-cell>
        </table:table-row>
        <table:table-row table:style-name="ro1">
          <table:table-cell office:value-type="float" office:value="26.7645878791809" calcext:value-type="float">
            <text:p>26.7645878791809</text:p>
          </table:table-cell>
          <table:table-cell office:value-type="float" office:value="2.56057390570641" calcext:value-type="float">
            <text:p>2.5605739057064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284888496663" calcext:value-type="float">
            <text:p>0.9642848884966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5000" calcext:value-type="float">
            <text:p>445000</text:p>
          </table:table-cell>
          <table:table-cell office:value-type="float" office:value="54" calcext:value-type="float">
            <text:p>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2.57180286533228" calcext:value-type="float">
            <text:p>2.57180286533228</text:p>
          </table:table-cell>
          <table:table-cell office:value-type="float" office:value="0.628483187081814" calcext:value-type="float">
            <text:p>0.628483187081814</text:p>
          </table:table-cell>
          <table:table-cell office:value-type="float" office:value="0.02129800454347" calcext:value-type="float">
            <text:p>0.02129800454347</text:p>
          </table:table-cell>
          <table:table-cell office:value-type="float" office:value="0.00378320310571875" calcext:value-type="float">
            <text:p>0.003783203105719</text:p>
          </table:table-cell>
        </table:table-row>
        <table:table-row table:style-name="ro1">
          <table:table-cell office:value-type="float" office:value="25.8792143464088" calcext:value-type="float">
            <text:p>25.8792143464088</text:p>
          </table:table-cell>
          <table:table-cell office:value-type="float" office:value="2.72032532095909" calcext:value-type="float">
            <text:p>2.7203253209590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700003494338" calcext:value-type="float">
            <text:p>0.9657000034943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0000" calcext:value-type="float">
            <text:p>450000</text:p>
          </table:table-cell>
          <table:table-cell office:value-type="float" office:value="54" calcext:value-type="float">
            <text:p>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2.83353934950899" calcext:value-type="float">
            <text:p>2.83353934950899</text:p>
          </table:table-cell>
          <table:table-cell office:value-type="float" office:value="0.82635677833382" calcext:value-type="float">
            <text:p>0.82635677833382</text:p>
          </table:table-cell>
          <table:table-cell office:value-type="float" office:value="0.0203788365644793" calcext:value-type="float">
            <text:p>0.020378836564479</text:p>
          </table:table-cell>
          <table:table-cell office:value-type="float" office:value="0.00479591421009657" calcext:value-type="float">
            <text:p>0.004795914210097</text:p>
          </table:table-cell>
        </table:table-row>
        <table:table-row table:style-name="ro1">
          <table:table-cell office:value-type="float" office:value="28.3102126121521" calcext:value-type="float">
            <text:p>28.3102126121521</text:p>
          </table:table-cell>
          <table:table-cell office:value-type="float" office:value="2.60288417339325" calcext:value-type="float">
            <text:p>2.6028841733932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561110164573" calcext:value-type="float">
            <text:p>0.965611101645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2500" calcext:value-type="float">
            <text:p>452500</text:p>
          </table:table-cell>
          <table:table-cell office:value-type="float" office:value="54" calcext:value-type="float">
            <text:p>54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1.00919686381988" calcext:value-type="float">
            <text:p>1.00919686381988</text:p>
          </table:table-cell>
          <table:table-cell office:value-type="float" office:value="0.48631811879955" calcext:value-type="float">
            <text:p>0.48631811879955</text:p>
          </table:table-cell>
          <table:table-cell office:value-type="float" office:value="0.0176950285692682" calcext:value-type="float">
            <text:p>0.017695028569268</text:p>
          </table:table-cell>
          <table:table-cell office:value-type="float" office:value="0.00316737231567954" calcext:value-type="float">
            <text:p>0.00316737231568</text:p>
          </table:table-cell>
        </table:table-row>
        <table:table-row table:style-name="ro1">
          <table:table-cell office:value-type="float" office:value="25.647154211998" calcext:value-type="float">
            <text:p>25.647154211998</text:p>
          </table:table-cell>
          <table:table-cell office:value-type="float" office:value="2.15645906329155" calcext:value-type="float">
            <text:p>2.15645906329155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6142824947828" calcext:value-type="float">
            <text:p>0.96614282494782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3000" calcext:value-type="float">
            <text:p>453000</text:p>
          </table:table-cell>
          <table:table-cell office:value-type="float" office:value="54" calcext:value-type="float">
            <text:p>5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3.05129831647494" calcext:value-type="float">
            <text:p>3.05129831647494</text:p>
          </table:table-cell>
          <table:table-cell office:value-type="float" office:value="0.373030844362706" calcext:value-type="float">
            <text:p>0.373030844362706</text:p>
          </table:table-cell>
          <table:table-cell office:value-type="float" office:value="0.01562885504579" calcext:value-type="float">
            <text:p>0.01562885504579</text:p>
          </table:table-cell>
          <table:table-cell office:value-type="float" office:value="0.00247676790589714" calcext:value-type="float">
            <text:p>0.002476767905897</text:p>
          </table:table-cell>
        </table:table-row>
        <table:table-row table:style-name="ro1">
          <table:table-cell office:value-type="float" office:value="24.3161959946156" calcext:value-type="float">
            <text:p>24.3161959946156</text:p>
          </table:table-cell>
          <table:table-cell office:value-type="float" office:value="2.32208228111267" calcext:value-type="float">
            <text:p>2.3220822811126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64462691751737" calcext:value-type="float">
            <text:p>0.96446269175173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4500" calcext:value-type="float">
            <text:p>454500</text:p>
          </table:table-cell>
          <table:table-cell office:value-type="float" office:value="54" calcext:value-type="float">
            <text:p>5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1.75506483844524" calcext:value-type="float">
            <text:p>1.75506483844524</text:p>
          </table:table-cell>
          <table:table-cell office:value-type="float" office:value="0.478228348055107" calcext:value-type="float">
            <text:p>0.478228348055107</text:p>
          </table:table-cell>
          <table:table-cell office:value-type="float" office:value="0.0204447497082036" calcext:value-type="float">
            <text:p>0.020444749708204</text:p>
          </table:table-cell>
          <table:table-cell office:value-type="float" office:value="0.00414953053471373" calcext:value-type="float">
            <text:p>0.004149530534714</text:p>
          </table:table-cell>
        </table:table-row>
        <table:table-row table:style-name="ro1">
          <table:table-cell office:value-type="float" office:value="31.4103400707245" calcext:value-type="float">
            <text:p>31.4103400707245</text:p>
          </table:table-cell>
          <table:table-cell office:value-type="float" office:value="4.02145135402679" calcext:value-type="float">
            <text:p>4.0214513540267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5787155255554" calcext:value-type="float">
            <text:p>0.96578715525555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6000" calcext:value-type="float">
            <text:p>436000</text:p>
          </table:table-cell>
          <table:table-cell office:value-type="float" office:value="70" calcext:value-type="float">
            <text:p>70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4.87271451649177" calcext:value-type="float">
            <text:p>4.87271451649177</text:p>
          </table:table-cell>
          <table:table-cell office:value-type="float" office:value="1.54568314462689" calcext:value-type="float">
            <text:p>1.54568314462689</text:p>
          </table:table-cell>
          <table:table-cell office:value-type="float" office:value="0.02136855242032" calcext:value-type="float">
            <text:p>0.02136855242032</text:p>
          </table:table-cell>
          <table:table-cell office:value-type="float" office:value="0.00422356281012058" calcext:value-type="float">
            <text:p>0.004223562810121</text:p>
          </table:table-cell>
        </table:table-row>
        <table:table-row table:style-name="ro1">
          <table:table-cell office:value-type="float" office:value="25.9592956602573" calcext:value-type="float">
            <text:p>25.9592956602573</text:p>
          </table:table-cell>
          <table:table-cell office:value-type="float" office:value="2.4102695286274" calcext:value-type="float">
            <text:p>2.410269528627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631887864608" calcext:value-type="float">
            <text:p>0.9663188786460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4000" calcext:value-type="float">
            <text:p>444000</text:p>
          </table:table-cell>
          <table:table-cell office:value-type="float" office:value="70" calcext:value-type="float">
            <text:p>70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1.16494270050285" calcext:value-type="float">
            <text:p>1.16494270050285</text:p>
          </table:table-cell>
          <table:table-cell office:value-type="float" office:value="0.684278411383491" calcext:value-type="float">
            <text:p>0.684278411383491</text:p>
          </table:table-cell>
          <table:table-cell office:value-type="float" office:value="0.0203104693291711" calcext:value-type="float">
            <text:p>0.020310469329171</text:p>
          </table:table-cell>
          <table:table-cell office:value-type="float" office:value="0.00459659131934016" calcext:value-type="float">
            <text:p>0.00459659131934</text:p>
          </table:table-cell>
        </table:table-row>
        <table:table-row table:style-name="ro1">
          <table:table-cell office:value-type="float" office:value="26.3097696900368" calcext:value-type="float">
            <text:p>26.3097696900368</text:p>
          </table:table-cell>
          <table:table-cell office:value-type="float" office:value="2.3874089717865" calcext:value-type="float">
            <text:p>2.387408971786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2958423945521" calcext:value-type="float">
            <text:p>0.962958423945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4500" calcext:value-type="float">
            <text:p>444500</text:p>
          </table:table-cell>
          <table:table-cell office:value-type="float" office:value="70" calcext:value-type="float">
            <text:p>70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1.5007852864813" calcext:value-type="float">
            <text:p>1.5007852864813</text:p>
          </table:table-cell>
          <table:table-cell office:value-type="float" office:value="0.432549089851395" calcext:value-type="float">
            <text:p>0.432549089851395</text:p>
          </table:table-cell>
          <table:table-cell office:value-type="float" office:value="0.0207503893720158" calcext:value-type="float">
            <text:p>0.020750389372016</text:p>
          </table:table-cell>
          <table:table-cell office:value-type="float" office:value="0.00388568364941392" calcext:value-type="float">
            <text:p>0.003885683649414</text:p>
          </table:table-cell>
        </table:table-row>
        <table:table-row table:style-name="ro1">
          <table:table-cell office:value-type="float" office:value="26.4973988831043" calcext:value-type="float">
            <text:p>26.4973988831043</text:p>
          </table:table-cell>
          <table:table-cell office:value-type="float" office:value="2.48882833123207" calcext:value-type="float">
            <text:p>2.4888283312320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63400433316368" calcext:value-type="float">
            <text:p>0.963400433316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4000" calcext:value-type="float">
            <text:p>454000</text:p>
          </table:table-cell>
          <table:table-cell office:value-type="float" office:value="70" calcext:value-type="float">
            <text:p>70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3.00252138888598" calcext:value-type="float">
            <text:p>3.00252138888598</text:p>
          </table:table-cell>
          <table:table-cell office:value-type="float" office:value="0.448944323829382" calcext:value-type="float">
            <text:p>0.448944323829382</text:p>
          </table:table-cell>
          <table:table-cell office:value-type="float" office:value="0.0187640558527552" calcext:value-type="float">
            <text:p>0.018764055852755</text:p>
          </table:table-cell>
          <table:table-cell office:value-type="float" office:value="0.00340166341723488" calcext:value-type="float">
            <text:p>0.003401663417235</text:p>
          </table:table-cell>
        </table:table-row>
        <table:table-row table:style-name="ro1">
          <table:table-cell office:value-type="float" office:value="23.8783944249153" calcext:value-type="float">
            <text:p>23.8783944249153</text:p>
          </table:table-cell>
          <table:table-cell office:value-type="float" office:value="2.51859641075134" calcext:value-type="float">
            <text:p>2.518596410751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3666451198375" calcext:value-type="float">
            <text:p>0.9636664511983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8000" calcext:value-type="float">
            <text:p>408000</text:p>
          </table:table-cell>
          <table:table-cell office:value-type="float" office:value="74" calcext:value-type="float">
            <text:p>7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5.24502649430136" calcext:value-type="float">
            <text:p>5.24502649430136</text:p>
          </table:table-cell>
          <table:table-cell office:value-type="float" office:value="0.473516411047512" calcext:value-type="float">
            <text:p>0.473516411047512</text:p>
          </table:table-cell>
          <table:table-cell office:value-type="float" office:value="0.021028689082322" calcext:value-type="float">
            <text:p>0.021028689082322</text:p>
          </table:table-cell>
          <table:table-cell office:value-type="float" office:value="0.00218562444489163" calcext:value-type="float">
            <text:p>0.002185624444892</text:p>
          </table:table-cell>
        </table:table-row>
        <table:table-row table:style-name="ro1">
          <table:table-cell office:value-type="float" office:value="19.5770235955715" calcext:value-type="float">
            <text:p>19.5770235955715</text:p>
          </table:table-cell>
          <table:table-cell office:value-type="float" office:value="3.49599546194077" calcext:value-type="float">
            <text:p>3.4959954619407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2428264191007" calcext:value-type="float">
            <text:p>0.96242826419100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5500" calcext:value-type="float">
            <text:p>415500</text:p>
          </table:table-cell>
          <table:table-cell office:value-type="float" office:value="74" calcext:value-type="float">
            <text:p>7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3.39011539022101" calcext:value-type="float">
            <text:p>3.39011539022101</text:p>
          </table:table-cell>
          <table:table-cell office:value-type="float" office:value="1.1998841030063" calcext:value-type="float">
            <text:p>1.1998841030063</text:p>
          </table:table-cell>
          <table:table-cell office:value-type="float" office:value="0.0232799697793189" calcext:value-type="float">
            <text:p>0.023279969779319</text:p>
          </table:table-cell>
          <table:table-cell office:value-type="float" office:value="0.00390712875888297" calcext:value-type="float">
            <text:p>0.003907128758883</text:p>
          </table:table-cell>
        </table:table-row>
        <table:table-row table:style-name="ro1">
          <table:table-cell office:value-type="float" office:value="24.2866438031197" calcext:value-type="float">
            <text:p>24.2866438031197</text:p>
          </table:table-cell>
          <table:table-cell office:value-type="float" office:value="2.74170625209808" calcext:value-type="float">
            <text:p>2.741706252098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3667076210639" calcext:value-type="float">
            <text:p>0.9636670762106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0000" calcext:value-type="float">
            <text:p>420000</text:p>
          </table:table-cell>
          <table:table-cell office:value-type="float" office:value="74" calcext:value-type="float">
            <text:p>7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1.81821024393662" calcext:value-type="float">
            <text:p>1.81821024393662</text:p>
          </table:table-cell>
          <table:table-cell office:value-type="float" office:value="0.303777581937522" calcext:value-type="float">
            <text:p>0.303777581937522</text:p>
          </table:table-cell>
          <table:table-cell office:value-type="float" office:value="0.0181243392997728" calcext:value-type="float">
            <text:p>0.018124339299773</text:p>
          </table:table-cell>
          <table:table-cell office:value-type="float" office:value="0.00131572232228149" calcext:value-type="float">
            <text:p>0.001315722322281</text:p>
          </table:table-cell>
        </table:table-row>
        <table:table-row table:style-name="ro1">
          <table:table-cell office:value-type="float" office:value="25.2423432767391" calcext:value-type="float">
            <text:p>25.2423432767391</text:p>
          </table:table-cell>
          <table:table-cell office:value-type="float" office:value="2.48061773180962" calcext:value-type="float">
            <text:p>2.480617731809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4461567118749" calcext:value-type="float">
            <text:p>0.96446156711874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2000" calcext:value-type="float">
            <text:p>422000</text:p>
          </table:table-cell>
          <table:table-cell office:value-type="float" office:value="74" calcext:value-type="float">
            <text:p>7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2.46704673151976" calcext:value-type="float">
            <text:p>2.46704673151976</text:p>
          </table:table-cell>
          <table:table-cell office:value-type="float" office:value="0.518007573101307" calcext:value-type="float">
            <text:p>0.518007573101307</text:p>
          </table:table-cell>
          <table:table-cell office:value-type="float" office:value="0.0202324428612479" calcext:value-type="float">
            <text:p>0.020232442861248</text:p>
          </table:table-cell>
          <table:table-cell office:value-type="float" office:value="0.00623873524114494" calcext:value-type="float">
            <text:p>0.006238735241145</text:p>
          </table:table-cell>
        </table:table-row>
        <table:table-row table:style-name="ro1">
          <table:table-cell office:value-type="float" office:value="35.8498704433441" calcext:value-type="float">
            <text:p>35.8498704433441</text:p>
          </table:table-cell>
          <table:table-cell office:value-type="float" office:value="3.68266472220421" calcext:value-type="float">
            <text:p>3.682664722204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3931968929088" calcext:value-type="float">
            <text:p>0.96393196892908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5000" calcext:value-type="float">
            <text:p>425000</text:p>
          </table:table-cell>
          <table:table-cell office:value-type="float" office:value="74" calcext:value-type="float">
            <text:p>7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2.37716230864767" calcext:value-type="float">
            <text:p>2.37716230864767</text:p>
          </table:table-cell>
          <table:table-cell office:value-type="float" office:value="0.717205154089627" calcext:value-type="float">
            <text:p>0.717205154089627</text:p>
          </table:table-cell>
          <table:table-cell office:value-type="float" office:value="0.0205213362897465" calcext:value-type="float">
            <text:p>0.020521336289747</text:p>
          </table:table-cell>
          <table:table-cell office:value-type="float" office:value="0.00287486379391923" calcext:value-type="float">
            <text:p>0.002874863793919</text:p>
          </table:table-cell>
        </table:table-row>
        <table:table-row table:style-name="ro1">
          <table:table-cell office:value-type="float" office:value="24.1507474482059" calcext:value-type="float">
            <text:p>24.1507474482059</text:p>
          </table:table-cell>
          <table:table-cell office:value-type="float" office:value="2.39686101675034" calcext:value-type="float">
            <text:p>2.396861016750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5169218020134" calcext:value-type="float">
            <text:p>0.96516921802013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8500" calcext:value-type="float">
            <text:p>448500</text:p>
          </table:table-cell>
          <table:table-cell office:value-type="float" office:value="74" calcext:value-type="float">
            <text:p>7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843663327402166" calcext:value-type="float">
            <text:p>0.843663327402166</text:p>
          </table:table-cell>
          <table:table-cell office:value-type="float" office:value="0.675351252030202" calcext:value-type="float">
            <text:p>0.675351252030202</text:p>
          </table:table-cell>
          <table:table-cell office:value-type="float" office:value="0.0167034249190635" calcext:value-type="float">
            <text:p>0.016703424919064</text:p>
          </table:table-cell>
          <table:table-cell office:value-type="float" office:value="0.00376119529579614" calcext:value-type="float">
            <text:p>0.003761195295796</text:p>
          </table:table-cell>
        </table:table-row>
        <table:table-row table:style-name="ro1">
          <table:table-cell office:value-type="float" office:value="25.9765394032001" calcext:value-type="float">
            <text:p>25.9765394032001</text:p>
          </table:table-cell>
          <table:table-cell office:value-type="float" office:value="2.38031107187271" calcext:value-type="float">
            <text:p>2.380311071872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6746797567332" calcext:value-type="float">
            <text:p>0.9674679756733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9000" calcext:value-type="float">
            <text:p>449000</text:p>
          </table:table-cell>
          <table:table-cell office:value-type="float" office:value="74" calcext:value-type="float">
            <text:p>7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1.64794915031972" calcext:value-type="float">
            <text:p>1.64794915031972</text:p>
          </table:table-cell>
          <table:table-cell office:value-type="float" office:value="0.638619786227689" calcext:value-type="float">
            <text:p>0.638619786227689</text:p>
          </table:table-cell>
          <table:table-cell office:value-type="float" office:value="0.0215559944537191" calcext:value-type="float">
            <text:p>0.021555994453719</text:p>
          </table:table-cell>
          <table:table-cell office:value-type="float" office:value="0.00128032696943415" calcext:value-type="float">
            <text:p>0.001280326969434</text:p>
          </table:table-cell>
        </table:table-row>
        <table:table-row table:style-name="ro1">
          <table:table-cell office:value-type="float" office:value="16.0652404129505" calcext:value-type="float">
            <text:p>16.0652404129505</text:p>
          </table:table-cell>
          <table:table-cell office:value-type="float" office:value="3.29899334907532" calcext:value-type="float">
            <text:p>3.2989933490753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06997861549" calcext:value-type="float">
            <text:p>0.96030699786154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5500" calcext:value-type="float">
            <text:p>405500</text:p>
          </table:table-cell>
          <table:table-cell office:value-type="float" office:value="81" calcext:value-type="float">
            <text:p>8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1.74545045026096" calcext:value-type="float">
            <text:p>1.74545045026096</text:p>
          </table:table-cell>
          <table:table-cell office:value-type="float" office:value="1.05567992209324" calcext:value-type="float">
            <text:p>1.05567992209324</text:p>
          </table:table-cell>
          <table:table-cell office:value-type="float" office:value="0.0181360944927883" calcext:value-type="float">
            <text:p>0.018136094492788</text:p>
          </table:table-cell>
          <table:table-cell office:value-type="float" office:value="0.00308017715857715" calcext:value-type="float">
            <text:p>0.003080177158577</text:p>
          </table:table-cell>
        </table:table-row>
        <table:table-row table:style-name="ro1">
          <table:table-cell office:value-type="float" office:value="28.9250928163528" calcext:value-type="float">
            <text:p>28.9250928163528</text:p>
          </table:table-cell>
          <table:table-cell office:value-type="float" office:value="2.86148497462273" calcext:value-type="float">
            <text:p>2.8614849746227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8089412906669" calcext:value-type="float">
            <text:p>0.96808941290666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3000" calcext:value-type="float">
            <text:p>423000</text:p>
          </table:table-cell>
          <table:table-cell office:value-type="float" office:value="81" calcext:value-type="float">
            <text:p>8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5.69058924028379" calcext:value-type="float">
            <text:p>5.69058924028379</text:p>
          </table:table-cell>
          <table:table-cell office:value-type="float" office:value="0.804482242131965" calcext:value-type="float">
            <text:p>0.804482242131965</text:p>
          </table:table-cell>
          <table:table-cell office:value-type="float" office:value="0.0195680664485629" calcext:value-type="float">
            <text:p>0.019568066448563</text:p>
          </table:table-cell>
          <table:table-cell office:value-type="float" office:value="0.00590691544274387" calcext:value-type="float">
            <text:p>0.005906915442744</text:p>
          </table:table-cell>
        </table:table-row>
        <table:table-row table:style-name="ro1">
          <table:table-cell office:value-type="float" office:value="33.9082394242287" calcext:value-type="float">
            <text:p>33.9082394242287</text:p>
          </table:table-cell>
          <table:table-cell office:value-type="float" office:value="4.22622773051262" calcext:value-type="float">
            <text:p>4.226227730512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346959242653" calcext:value-type="float">
            <text:p>0.9653469592426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0500" calcext:value-type="float">
            <text:p>430500</text:p>
          </table:table-cell>
          <table:table-cell office:value-type="float" office:value="81" calcext:value-type="float">
            <text:p>81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3.34931208745886" calcext:value-type="float">
            <text:p>3.34931208745886</text:p>
          </table:table-cell>
          <table:table-cell office:value-type="float" office:value="1.13686674031862" calcext:value-type="float">
            <text:p>1.13686674031862</text:p>
          </table:table-cell>
          <table:table-cell office:value-type="float" office:value="0.0206217254590227" calcext:value-type="float">
            <text:p>0.020621725459023</text:p>
          </table:table-cell>
          <table:table-cell office:value-type="float" office:value="0.00299563521975882" calcext:value-type="float">
            <text:p>0.002995635219759</text:p>
          </table:table-cell>
        </table:table-row>
        <table:table-row table:style-name="ro1">
          <table:table-cell office:value-type="float" office:value="33.5671497881412" calcext:value-type="float">
            <text:p>33.5671497881412</text:p>
          </table:table-cell>
          <table:table-cell office:value-type="float" office:value="4.2969922721386" calcext:value-type="float">
            <text:p>4.296992272138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490413796602" calcext:value-type="float">
            <text:p>0.964904137966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1500" calcext:value-type="float">
            <text:p>431500</text:p>
          </table:table-cell>
          <table:table-cell office:value-type="float" office:value="81" calcext:value-type="float">
            <text:p>81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5.74932150864595" calcext:value-type="float">
            <text:p>5.74932150864595</text:p>
          </table:table-cell>
          <table:table-cell office:value-type="float" office:value="1.18244858454737" calcext:value-type="float">
            <text:p>1.18244858454737</text:p>
          </table:table-cell>
          <table:table-cell office:value-type="float" office:value="0.0221044931311996" calcext:value-type="float">
            <text:p>0.0221044931312</text:p>
          </table:table-cell>
          <table:table-cell office:value-type="float" office:value="0.00285500870892835" calcext:value-type="float">
            <text:p>0.002855008708928</text:p>
          </table:table-cell>
        </table:table-row>
        <table:table-row table:style-name="ro1">
          <table:table-cell office:value-type="float" office:value="24.8799636363983" calcext:value-type="float">
            <text:p>24.8799636363983</text:p>
          </table:table-cell>
          <table:table-cell office:value-type="float" office:value="2.89304348826408" calcext:value-type="float">
            <text:p>2.8930434882640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5346271667264" calcext:value-type="float">
            <text:p>0.9653462716672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81" calcext:value-type="float">
            <text:p>8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4639321074965" calcext:value-type="float">
            <text:p>0.96463932107496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1.10663532031207" calcext:value-type="float">
            <text:p>1.10663532031207</text:p>
          </table:table-cell>
          <table:table-cell office:value-type="float" office:value="0.493351450738737" calcext:value-type="float">
            <text:p>0.493351450738737</text:p>
          </table:table-cell>
          <table:table-cell office:value-type="float" office:value="0.0203700192074801" calcext:value-type="float">
            <text:p>0.02037001920748</text:p>
          </table:table-cell>
          <table:table-cell office:value-type="float" office:value="0.00087635474156306" calcext:value-type="float">
            <text:p>0.000876354741563</text:p>
          </table:table-cell>
        </table:table-row>
        <table:table-row table:style-name="ro1">
          <table:table-cell office:value-type="float" office:value="30.5907149016857" calcext:value-type="float">
            <text:p>30.5907149016857</text:p>
          </table:table-cell>
          <table:table-cell office:value-type="float" office:value="2.8115251660347" calcext:value-type="float">
            <text:p>2.81152516603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2958799677991" calcext:value-type="float">
            <text:p>0.9629587996779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6000" calcext:value-type="float">
            <text:p>446000</text:p>
          </table:table-cell>
          <table:table-cell office:value-type="float" office:value="81" calcext:value-type="float">
            <text:p>81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5.03521029354558" calcext:value-type="float">
            <text:p>5.03521029354558</text:p>
          </table:table-cell>
          <table:table-cell office:value-type="float" office:value="0.788601862377949" calcext:value-type="float">
            <text:p>0.788601862377949</text:p>
          </table:table-cell>
          <table:table-cell office:value-type="float" office:value="0.0177813022997231" calcext:value-type="float">
            <text:p>0.017781302299723</text:p>
          </table:table-cell>
          <table:table-cell office:value-type="float" office:value="0.00347380461887266" calcext:value-type="float">
            <text:p>0.003473804618873</text:p>
          </table:table-cell>
        </table:table-row>
        <table:table-row table:style-name="ro1">
          <table:table-cell office:value-type="float" office:value="26.6818750500679" calcext:value-type="float">
            <text:p>26.6818750500679</text:p>
          </table:table-cell>
          <table:table-cell office:value-type="float" office:value="2.19076645374298" calcext:value-type="float">
            <text:p>2.190766453742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932281567862" calcext:value-type="float">
            <text:p>0.96393228156786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7000" calcext:value-type="float">
            <text:p>447000</text:p>
          </table:table-cell>
          <table:table-cell office:value-type="float" office:value="81" calcext:value-type="float">
            <text:p>8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1.20578044178707" calcext:value-type="float">
            <text:p>1.20578044178707</text:p>
          </table:table-cell>
          <table:table-cell office:value-type="float" office:value="0.265490142313065" calcext:value-type="float">
            <text:p>0.265490142313065</text:p>
          </table:table-cell>
          <table:table-cell office:value-type="float" office:value="0.0167489162893157" calcext:value-type="float">
            <text:p>0.016748916289316</text:p>
          </table:table-cell>
          <table:table-cell office:value-type="float" office:value="0.00499811843494002" calcext:value-type="float">
            <text:p>0.00499811843494</text:p>
          </table:table-cell>
        </table:table-row>
        <table:table-row table:style-name="ro1">
          <table:table-cell office:value-type="float" office:value="16.8951378166676" calcext:value-type="float">
            <text:p>16.8951378166676</text:p>
          </table:table-cell>
          <table:table-cell office:value-type="float" office:value="3.19408985972404" calcext:value-type="float">
            <text:p>3.1940898597240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490335821282" calcext:value-type="float">
            <text:p>0.96349033582128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6500" calcext:value-type="float">
            <text:p>406500</text:p>
          </table:table-cell>
          <table:table-cell office:value-type="float" office:value="88" calcext:value-type="float">
            <text:p>8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1.77900094117954" calcext:value-type="float">
            <text:p>1.77900094117954</text:p>
          </table:table-cell>
          <table:table-cell office:value-type="float" office:value="0.860583673831262" calcext:value-type="float">
            <text:p>0.860583673831262</text:p>
          </table:table-cell>
          <table:table-cell office:value-type="float" office:value="0.0194730993501907" calcext:value-type="float">
            <text:p>0.019473099350191</text:p>
          </table:table-cell>
          <table:table-cell office:value-type="float" office:value="0.00295470500516535" calcext:value-type="float">
            <text:p>0.002954705005165</text:p>
          </table:table-cell>
        </table:table-row>
        <table:table-row table:style-name="ro1">
          <table:table-cell office:value-type="float" office:value="26.2601699829102" calcext:value-type="float">
            <text:p>26.2601699829102</text:p>
          </table:table-cell>
          <table:table-cell office:value-type="float" office:value="2.97183695435524" calcext:value-type="float">
            <text:p>2.9718369543552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5257806787826" calcext:value-type="float">
            <text:p>0.9652578067878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2500" calcext:value-type="float">
            <text:p>422500</text:p>
          </table:table-cell>
          <table:table-cell office:value-type="float" office:value="88" calcext:value-type="float">
            <text:p>8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4.7616758623024" calcext:value-type="float">
            <text:p>4.7616758623024</text:p>
          </table:table-cell>
          <table:table-cell office:value-type="float" office:value="0.7662680253326" calcext:value-type="float">
            <text:p>0.7662680253326</text:p>
          </table:table-cell>
          <table:table-cell office:value-type="float" office:value="0.0190899237132808" calcext:value-type="float">
            <text:p>0.019089923713281</text:p>
          </table:table-cell>
          <table:table-cell office:value-type="float" office:value="0.00317456087938994" calcext:value-type="float">
            <text:p>0.00317456087939</text:p>
          </table:table-cell>
        </table:table-row>
        <table:table-row table:style-name="ro1">
          <table:table-cell office:value-type="float" office:value="36.3916766047478" calcext:value-type="float">
            <text:p>36.3916766047478</text:p>
          </table:table-cell>
          <table:table-cell office:value-type="float" office:value="3.53425145149231" calcext:value-type="float">
            <text:p>3.534251451492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667951740691" calcext:value-type="float">
            <text:p>0.96366795174069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26000" calcext:value-type="float">
            <text:p>426000</text:p>
          </table:table-cell>
          <table:table-cell office:value-type="float" office:value="88" calcext:value-type="float">
            <text:p>8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2.29444792155134" calcext:value-type="float">
            <text:p>2.29444792155134</text:p>
          </table:table-cell>
          <table:table-cell office:value-type="float" office:value="0.833688465389063" calcext:value-type="float">
            <text:p>0.833688465389063</text:p>
          </table:table-cell>
          <table:table-cell office:value-type="float" office:value="0.0200590645761729" calcext:value-type="float">
            <text:p>0.020059064576173</text:p>
          </table:table-cell>
          <table:table-cell office:value-type="float" office:value="0.00347140094586616" calcext:value-type="float">
            <text:p>0.003471400945866</text:p>
          </table:table-cell>
        </table:table-row>
        <table:table-row table:style-name="ro1">
          <table:table-cell office:value-type="float" office:value="38.3478166162968" calcext:value-type="float">
            <text:p>38.3478166162968</text:p>
          </table:table-cell>
          <table:table-cell office:value-type="float" office:value="2.86810374259949" calcext:value-type="float">
            <text:p>2.8681037425994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4196861116966" calcext:value-type="float">
            <text:p>0.96419686111696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7500" calcext:value-type="float">
            <text:p>437500</text:p>
          </table:table-cell>
          <table:table-cell office:value-type="float" office:value="88" calcext:value-type="float">
            <text:p>8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9.89613354025786" calcext:value-type="float">
            <text:p>9.89613354025786</text:p>
          </table:table-cell>
          <table:table-cell office:value-type="float" office:value="0.828692501220711" calcext:value-type="float">
            <text:p>0.828692501220711</text:p>
          </table:table-cell>
          <table:table-cell office:value-type="float" office:value="0.0207149664272594" calcext:value-type="float">
            <text:p>0.020714966427259</text:p>
          </table:table-cell>
          <table:table-cell office:value-type="float" office:value="0.0023778822388904" calcext:value-type="float">
            <text:p>0.00237788223889</text:p>
          </table:table-cell>
        </table:table-row>
        <table:table-row table:style-name="ro1">
          <table:table-cell office:value-type="float" office:value="23.978594571352" calcext:value-type="float">
            <text:p>23.978594571352</text:p>
          </table:table-cell>
          <table:table-cell office:value-type="float" office:value="2.14269199967384" calcext:value-type="float">
            <text:p>2.1426919996738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136665938335" calcext:value-type="float">
            <text:p>0.96313666593833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7500" calcext:value-type="float">
            <text:p>447500</text:p>
          </table:table-cell>
          <table:table-cell office:value-type="float" office:value="88" calcext:value-type="float">
            <text:p>8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60199004975124" calcext:value-type="float">
            <text:p>0.960199004975124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1.06554244840635" calcext:value-type="float">
            <text:p>1.06554244840635</text:p>
          </table:table-cell>
          <table:table-cell office:value-type="float" office:value="0.326632667083471" calcext:value-type="float">
            <text:p>0.326632667083471</text:p>
          </table:table-cell>
          <table:table-cell office:value-type="float" office:value="0.0207856801604008" calcext:value-type="float">
            <text:p>0.020785680160401</text:p>
          </table:table-cell>
          <table:table-cell office:value-type="float" office:value="0.00412844404227227" calcext:value-type="float">
            <text:p>0.004128444042272</text:p>
          </table:table-cell>
        </table:table-row>
        <table:table-row table:style-name="ro1">
          <table:table-cell office:value-type="float" office:value="23.2486109435558" calcext:value-type="float">
            <text:p>23.2486109435558</text:p>
          </table:table-cell>
          <table:table-cell office:value-type="float" office:value="2.34740835428238" calcext:value-type="float">
            <text:p>2.3474083542823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3401183366455" calcext:value-type="float">
            <text:p>0.96340118336645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51500" calcext:value-type="float">
            <text:p>451500</text:p>
          </table:table-cell>
          <table:table-cell office:value-type="float" office:value="88" calcext:value-type="float">
            <text:p>8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1.3578616833963" calcext:value-type="float">
            <text:p>1.3578616833963</text:p>
          </table:table-cell>
          <table:table-cell office:value-type="float" office:value="0.552162975272001" calcext:value-type="float">
            <text:p>0.552162975272001</text:p>
          </table:table-cell>
          <table:table-cell office:value-type="float" office:value="0.0199762586222479" calcext:value-type="float">
            <text:p>0.019976258622248</text:p>
          </table:table-cell>
          <table:table-cell office:value-type="float" office:value="0.00223763809960995" calcext:value-type="float">
            <text:p>0.00223763809961</text:p>
          </table:table-cell>
        </table:table-row>
        <table:table-row table:style-name="ro1">
          <table:table-cell office:value-type="float" office:value="20.7463291883469" calcext:value-type="float">
            <text:p>20.7463291883469</text:p>
          </table:table-cell>
          <table:table-cell office:value-type="float" office:value="2.86395069956779" calcext:value-type="float">
            <text:p>2.8639506995677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108522248065" calcext:value-type="float">
            <text:p>0.9641085222480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9000" calcext:value-type="float">
            <text:p>409000</text:p>
          </table:table-cell>
          <table:table-cell office:value-type="float" office:value="94" calcext:value-type="float">
            <text:p>94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55665024630542" calcext:value-type="float">
            <text:p>0.955665024630542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4.77816993356569" calcext:value-type="float">
            <text:p>4.77816993356569</text:p>
          </table:table-cell>
          <table:table-cell office:value-type="float" office:value="0.723086006312034" calcext:value-type="float">
            <text:p>0.723086006312034</text:p>
          </table:table-cell>
          <table:table-cell office:value-type="float" office:value="0.0135759740244056" calcext:value-type="float">
            <text:p>0.013575974024406</text:p>
          </table:table-cell>
          <table:table-cell office:value-type="float" office:value="0.00331610918094586" calcext:value-type="float">
            <text:p>0.003316109180946</text:p>
          </table:table-cell>
        </table:table-row>
        <table:table-row table:style-name="ro1">
          <table:table-cell office:value-type="float" office:value="23.1834775805473" calcext:value-type="float">
            <text:p>23.1834775805473</text:p>
          </table:table-cell>
          <table:table-cell office:value-type="float" office:value="2.14505466818809" calcext:value-type="float">
            <text:p>2.145054668188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4727334482967" calcext:value-type="float">
            <text:p>0.96472733448296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8000" calcext:value-type="float">
            <text:p>448000</text:p>
          </table:table-cell>
          <table:table-cell office:value-type="float" office:value="94" calcext:value-type="float">
            <text:p>9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616296066011499" calcext:value-type="float">
            <text:p>0.616296066011499</text:p>
          </table:table-cell>
          <table:table-cell office:value-type="float" office:value="0.303909529028677" calcext:value-type="float">
            <text:p>0.303909529028677</text:p>
          </table:table-cell>
          <table:table-cell office:value-type="float" office:value="0.0175362227131685" calcext:value-type="float">
            <text:p>0.017536222713169</text:p>
          </table:table-cell>
          <table:table-cell office:value-type="float" office:value="0.00160746082945821" calcext:value-type="float">
            <text:p>0.001607460829458</text:p>
          </table:table-cell>
        </table:table-row>
        <table:table-row table:style-name="ro1">
          <table:table-cell office:value-type="float" office:value="32.8819292783737" calcext:value-type="float">
            <text:p>32.8819292783737</text:p>
          </table:table-cell>
          <table:table-cell office:value-type="float" office:value="4.37668085098267" calcext:value-type="float">
            <text:p>4.3766808509826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5258494805357" calcext:value-type="float">
            <text:p>0.96525849480535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1000" calcext:value-type="float">
            <text:p>431000</text:p>
          </table:table-cell>
          <table:table-cell office:value-type="float" office:value="96" calcext:value-type="float">
            <text:p>9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7445152158528" calcext:value-type="float">
            <text:p>0.9674451521585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4.23494149101633" calcext:value-type="float">
            <text:p>4.23494149101633</text:p>
          </table:table-cell>
          <table:table-cell office:value-type="float" office:value="1.35009347305576" calcext:value-type="float">
            <text:p>1.35009347305576</text:p>
          </table:table-cell>
          <table:table-cell office:value-type="float" office:value="0.0218299155205364" calcext:value-type="float">
            <text:p>0.021829915520536</text:p>
          </table:table-cell>
          <table:table-cell office:value-type="float" office:value="0.00414169273584985" calcext:value-type="float">
            <text:p>0.00414169273585</text:p>
          </table:table-cell>
        </table:table-row>
        <table:table-row table:style-name="ro1">
          <table:table-cell office:value-type="float" office:value="15.3653899431229" calcext:value-type="float">
            <text:p>15.3653899431229</text:p>
          </table:table-cell>
          <table:table-cell office:value-type="float" office:value="3.94955319166183" calcext:value-type="float">
            <text:p>3.9495531916618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461879226953" calcext:value-type="float">
            <text:p>0.96446187922695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05000" calcext:value-type="float">
            <text:p>405000</text:p>
          </table:table-cell>
          <table:table-cell office:value-type="float" office:value="97" calcext:value-type="float">
            <text:p>9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4614295824487" calcext:value-type="float">
            <text:p>0.96461429582448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555597554075808" calcext:value-type="float">
            <text:p>0.555597554075808</text:p>
          </table:table-cell>
          <table:table-cell office:value-type="float" office:value="0.844531895057131" calcext:value-type="float">
            <text:p>0.844531895057131</text:p>
          </table:table-cell>
          <table:table-cell office:value-type="float" office:value="0.0174023513788367" calcext:value-type="float">
            <text:p>0.017402351378837</text:p>
          </table:table-cell>
          <table:table-cell office:value-type="float" office:value="0.00412539288319177" calcext:value-type="float">
            <text:p>0.004125392883192</text:p>
          </table:table-cell>
        </table:table-row>
        <table:table-row table:style-name="ro1">
          <table:table-cell office:value-type="float" office:value="20.1626932621002" calcext:value-type="float">
            <text:p>20.1626932621002</text:p>
          </table:table-cell>
          <table:table-cell office:value-type="float" office:value="3.55392506718636" calcext:value-type="float">
            <text:p>3.553925067186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1457095279809" calcext:value-type="float">
            <text:p>0.96145709527980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10000" calcext:value-type="float">
            <text:p>410000</text:p>
          </table:table-cell>
          <table:table-cell office:value-type="float" office:value="97" calcext:value-type="float">
            <text:p>9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2.56526395934427" calcext:value-type="float">
            <text:p>2.56526395934427</text:p>
          </table:table-cell>
          <table:table-cell office:value-type="float" office:value="1.18235333301205" calcext:value-type="float">
            <text:p>1.18235333301205</text:p>
          </table:table-cell>
          <table:table-cell office:value-type="float" office:value="0.0204949546442163" calcext:value-type="float">
            <text:p>0.020494954644216</text:p>
          </table:table-cell>
          <table:table-cell office:value-type="float" office:value="0.00228778900105888" calcext:value-type="float">
            <text:p>0.002287789001059</text:p>
          </table:table-cell>
        </table:table-row>
        <table:table-row table:style-name="ro1">
          <table:table-cell office:value-type="float" office:value="34.1412378251553" calcext:value-type="float">
            <text:p>34.1412378251553</text:p>
          </table:table-cell>
          <table:table-cell office:value-type="float" office:value="4.4662321805954" calcext:value-type="float">
            <text:p>4.466232180595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224442092814" calcext:value-type="float">
            <text:p>0.96322444209281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0000" calcext:value-type="float">
            <text:p>430000</text:p>
          </table:table-cell>
          <table:table-cell office:value-type="float" office:value="97" calcext:value-type="float">
            <text:p>97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60591133004926" calcext:value-type="float">
            <text:p>0.960591133004926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3.66190377859868" calcext:value-type="float">
            <text:p>3.66190377859868</text:p>
          </table:table-cell>
          <table:table-cell office:value-type="float" office:value="1.68302385741376" calcext:value-type="float">
            <text:p>1.68302385741376</text:p>
          </table:table-cell>
          <table:table-cell office:value-type="float" office:value="0.0158677053129942" calcext:value-type="float">
            <text:p>0.015867705312994</text:p>
          </table:table-cell>
          <table:table-cell office:value-type="float" office:value="0.00387908439010432" calcext:value-type="float">
            <text:p>0.003879084390104</text:p>
          </table:table-cell>
        </table:table-row>
        <table:table-row table:style-name="ro1">
          <table:table-cell office:value-type="float" office:value="26.3382729887962" calcext:value-type="float">
            <text:p>26.3382729887962</text:p>
          </table:table-cell>
          <table:table-cell office:value-type="float" office:value="2.94750985503197" calcext:value-type="float">
            <text:p>2.947509855031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224880476839" calcext:value-type="float">
            <text:p>0.9632248804768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37000" calcext:value-type="float">
            <text:p>437000</text:p>
          </table:table-cell>
          <table:table-cell office:value-type="float" office:value="97" calcext:value-type="float">
            <text:p>97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4.74994154280813" calcext:value-type="float">
            <text:p>4.74994154280813</text:p>
          </table:table-cell>
          <table:table-cell office:value-type="float" office:value="0.98153591147088" calcext:value-type="float">
            <text:p>0.98153591147088</text:p>
          </table:table-cell>
          <table:table-cell office:value-type="float" office:value="0.0240905252371905" calcext:value-type="float">
            <text:p>0.024090525237191</text:p>
          </table:table-cell>
          <table:table-cell office:value-type="float" office:value="0.00295796696455771" calcext:value-type="float">
            <text:p>0.002957966964558</text:p>
          </table:table-cell>
        </table:table-row>
        <table:table-row table:style-name="ro1">
          <table:table-cell office:value-type="float" office:value="28.6657322943211" calcext:value-type="float">
            <text:p>28.6657322943211</text:p>
          </table:table-cell>
          <table:table-cell office:value-type="float" office:value="2.76602825522423" calcext:value-type="float">
            <text:p>2.7660282552242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481573556128" calcext:value-type="float">
            <text:p>0.9648157355612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1500" calcext:value-type="float">
            <text:p>441500</text:p>
          </table:table-cell>
          <table:table-cell office:value-type="float" office:value="97" calcext:value-type="float">
            <text:p>9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2.40243852067866" calcext:value-type="float">
            <text:p>2.40243852067866</text:p>
          </table:table-cell>
          <table:table-cell office:value-type="float" office:value="0.525992849680942" calcext:value-type="float">
            <text:p>0.525992849680942</text:p>
          </table:table-cell>
          <table:table-cell office:value-type="float" office:value="0.0203509587417909" calcext:value-type="float">
            <text:p>0.020350958741791</text:p>
          </table:table-cell>
          <table:table-cell office:value-type="float" office:value="0.00475625597143824" calcext:value-type="float">
            <text:p>0.004756255971438</text:p>
          </table:table-cell>
        </table:table-row>
        <table:table-row table:style-name="ro1">
          <table:table-cell office:value-type="float" office:value="28.3380355238914" calcext:value-type="float">
            <text:p>28.3380355238914</text:p>
          </table:table-cell>
          <table:table-cell office:value-type="float" office:value="2.95189958810806" calcext:value-type="float">
            <text:p>2.9518995881080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6318877584939" calcext:value-type="float">
            <text:p>0.96631887758493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442000" calcext:value-type="float">
            <text:p>442000</text:p>
          </table:table-cell>
          <table:table-cell office:value-type="float" office:value="97" calcext:value-type="float">
            <text:p>97</text:p>
          </table:table-cell>
          <table:table-cell office:value-type="float" office:value="0.955665024630542" calcext:value-type="float">
            <text:p>0.95566502463054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2.82301158544603" calcext:value-type="float">
            <text:p>2.82301158544603</text:p>
          </table:table-cell>
          <table:table-cell office:value-type="float" office:value="0.46894846334062" calcext:value-type="float">
            <text:p>0.46894846334062</text:p>
          </table:table-cell>
          <table:table-cell office:value-type="float" office:value="0.0221123665686043" calcext:value-type="float">
            <text:p>0.022112366568604</text:p>
          </table:table-cell>
          <table:table-cell office:value-type="float" office:value="0.00392230738919241" calcext:value-type="float">
            <text:p>0.003922307389192</text:p>
          </table:table-cell>
        </table:table-row>
      </table:table>
      <table:table table:name="Tabelle2" table:style-name="ta1">
        <table:table-column table:style-name="co12" table:default-cell-style-name="Default"/>
        <table:table-row table:style-name="ro1">
          <table:table-cell office:value-type="float" office:value="407000" calcext:value-type="float">
            <text:p>407000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</table:table-row>
        <table:table-row table:style-name="ro1">
          <table:table-cell office:value-type="float" office:value="418500" calcext:value-type="float">
            <text:p>418500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</table:table-row>
        <table:table-row table:style-name="ro1">
          <table:table-cell office:value-type="float" office:value="427500" calcext:value-type="float">
            <text:p>427500</text:p>
          </table:table-cell>
        </table:table-row>
        <table:table-row table:style-name="ro1">
          <table:table-cell office:value-type="float" office:value="428500" calcext:value-type="float">
            <text:p>428500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</table:table-row>
        <table:table-row table:style-name="ro1">
          <table:table-cell office:value-type="float" office:value="455500" calcext:value-type="float">
            <text:p>455500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F103">
          <table:sort>
            <table:sort-by table:field-number="11" table:data-type="automatic"/>
          </table:sort>
        </table:database-range>
        <table:database-range table:name="__Anonymous_Sheet_DB__1" table:target-range-address="Tabelle2.A1:Tabelle2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8:38:49.4059690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8:28:39.918392961</dc:date>
    <meta:editing-duration>PT36S</meta:editing-duration>
    <meta:editing-cycles>1</meta:editing-cycles>
    <meta:generator>LibreOffice/5.2.7.2$Linux_X86_64 LibreOffice_project/20m0$Build-2</meta:generator>
    <meta:document-statistic meta:table-count="2" meta:cell-count="33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minimum="405000" chart:maximum="455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05" chart:maximum="0.9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AF2:search_results.AF103" chart:error-lower-range="search_results.AF2:search_results.AF103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earch_results.AF2:search_results.AF103" chart:error-lower-range="search_results.AF2:search_results.AF10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AE2:search_results.AE103" chart:error-lower-range="search_results.AE2:search_results.AE103"/>
      <style:graphic-properties svg:stroke-width="0.08cm" svg:stroke-color="#ccff99" draw:fill-color="#ccff99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AE2:search_results.AE103" chart:error-lower-range="search_results.AE2:search_results.AE10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591cm" svg:height="15.128cm" xlink:href=".." xlink:type="simple" chart:class="chart:scatter" chart:style-name="ch1">
        <chart:legend chart:legend-position="end" svg:x="26.522cm" svg:y="7.016cm" style:legend-expansion="high" chart:style-name="ch2"/>
        <chart:plot-area chart:style-name="ch3" table:cell-range-address="search_results.K2:search_results.K11 search_results.C1:search_results.D11" chart:data-source-has-labels="row" svg:x="0.611cm" svg:y="0.302cm" svg:width="25.3cm" svg:height="14.524cm">
          <chartooo:coordinate-region svg:x="1.71cm" svg:y="0.502cm" svg:width="23.884cm" svg:height="13.6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arch_results.D2:search_results.D11" chart:label-cell-address="search_results.D1:search_results.D1" chart:class="chart:scatter">
            <chart:domain table:cell-range-address="search_results.K2:search_results.K11"/>
            <chart:error-indicator chart:style-name="ch8" chart:dimension="y"/>
            <chart:data-point chart:repeated="10"/>
          </chart:series>
          <chart:series chart:style-name="ch9" chart:values-cell-range-address="search_results.C2:search_results.C11" chart:label-cell-address="search_results.C1:search_results.C1" chart:class="chart:scatte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AF</text:p>
              </table:table-cell>
              <table:table-cell office:value-type="string">
                <text:p>Spalte AF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AE</text:p>
              </table:table-cell>
              <table:table-cell office:value-type="string">
                <text:p>Spalte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1500">
                <text:p>411500</text:p>
                <draw:g>
                  <svg:desc>search_results.K2:search_results.K11</svg:desc>
                </draw:g>
              </table:table-cell>
              <table:table-cell office:value-type="float" office:value="0.964463004655797">
                <text:p>0.964463004655797</text:p>
                <draw:g>
                  <svg:desc>search_results.D2:search_results.D11</svg:desc>
                </draw:g>
              </table:table-cell>
              <table:table-cell office:value-type="float" office:value="0.0038499121294956">
                <text:p>0.0038499121294956</text:p>
                <draw:g>
                  <svg:desc>search_results.AF2:search_results.AF103</svg:desc>
                </draw:g>
              </table:table-cell>
              <table:table-cell office:value-type="float" office:value="0.0038499121294956">
                <text:p>0.0038499121294956</text:p>
                <draw:g>
                  <svg:desc>search_results.AF2:search_results.AF103</svg:desc>
                </draw:g>
              </table:table-cell>
              <table:table-cell office:value-type="float" office:value="0.944306930693069">
                <text:p>0.944306930693069</text:p>
                <draw:g>
                  <svg:desc>search_results.C2:search_results.C11</svg:desc>
                </draw:g>
              </table:table-cell>
              <table:table-cell office:value-type="float" office:value="0.0175657647232502">
                <text:p>0.0175657647232502</text:p>
                <draw:g>
                  <svg:desc>search_results.AE2:search_results.AE103</svg:desc>
                </draw:g>
              </table:table-cell>
              <table:table-cell office:value-type="float" office:value="0.0175657647232502">
                <text:p>0.0175657647232502</text:p>
                <draw:g>
                  <svg:desc>search_results.AE2:search_results.A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000">
                <text:p>451000</text:p>
              </table:table-cell>
              <table:table-cell office:value-type="float" office:value="0.963312969535378">
                <text:p>0.963312969535378</text:p>
              </table:table-cell>
              <table:table-cell office:value-type="float" office:value="0.0020801720313731">
                <text:p>0.0020801720313731</text:p>
              </table:table-cell>
              <table:table-cell office:value-type="float" office:value="0.0020801720313731">
                <text:p>0.002080172031373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78913767009486">
                <text:p>0.0178913767009486</text:p>
              </table:table-cell>
              <table:table-cell office:value-type="float" office:value="0.0178913767009486">
                <text:p>0.0178913767009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000">
                <text:p>407000</text:p>
              </table:table-cell>
              <table:table-cell office:value-type="float" office:value="0.96534720940673">
                <text:p>0.96534720940673</text:p>
              </table:table-cell>
              <table:table-cell office:value-type="float" office:value="0.00185809467500439">
                <text:p>0.00185809467500439</text:p>
              </table:table-cell>
              <table:table-cell office:value-type="float" office:value="0.00185809467500439">
                <text:p>0.00185809467500439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89141134021177">
                <text:p>0.0189141134021177</text:p>
              </table:table-cell>
              <table:table-cell office:value-type="float" office:value="0.0189141134021177">
                <text:p>0.0189141134021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000">
                <text:p>416000</text:p>
              </table:table-cell>
              <table:table-cell office:value-type="float" office:value="0.964638745273133">
                <text:p>0.964638745273133</text:p>
              </table:table-cell>
              <table:table-cell office:value-type="float" office:value="0.00304936405828288">
                <text:p>0.00304936405828288</text:p>
              </table:table-cell>
              <table:table-cell office:value-type="float" office:value="0.00304936405828288">
                <text:p>0.0030493640582828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9847232655167">
                <text:p>0.019847232655167</text:p>
              </table:table-cell>
              <table:table-cell office:value-type="float" office:value="0.019847232655167">
                <text:p>0.019847232655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500">
                <text:p>428500</text:p>
              </table:table-cell>
              <table:table-cell office:value-type="float" office:value="0.963135478476935">
                <text:p>0.963135478476935</text:p>
              </table:table-cell>
              <table:table-cell office:value-type="float" office:value="0.00467819279019193">
                <text:p>0.00467819279019193</text:p>
              </table:table-cell>
              <table:table-cell office:value-type="float" office:value="0.00467819279019193">
                <text:p>0.0046781927901919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55082636264557">
                <text:p>0.0155082636264557</text:p>
              </table:table-cell>
              <table:table-cell office:value-type="float" office:value="0.0155082636264557">
                <text:p>0.015508263626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4000">
                <text:p>434000</text:p>
              </table:table-cell>
              <table:table-cell office:value-type="float" office:value="0.962782433340965">
                <text:p>0.962782433340965</text:p>
              </table:table-cell>
              <table:table-cell office:value-type="float" office:value="0.00560692915738496">
                <text:p>0.00560692915738496</text:p>
              </table:table-cell>
              <table:table-cell office:value-type="float" office:value="0.00560692915738496">
                <text:p>0.0056069291573849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22937686684994">
                <text:p>0.022937686684994</text:p>
              </table:table-cell>
              <table:table-cell office:value-type="float" office:value="0.022937686684994">
                <text:p>0.02293768668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500">
                <text:p>455500</text:p>
              </table:table-cell>
              <table:table-cell office:value-type="float" office:value="0.967113305841495">
                <text:p>0.967113305841495</text:p>
              </table:table-cell>
              <table:table-cell office:value-type="float" office:value="0.00299290996300028">
                <text:p>0.00299290996300028</text:p>
              </table:table-cell>
              <table:table-cell office:value-type="float" office:value="0.00299290996300028">
                <text:p>0.0029929099630002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20475126794784">
                <text:p>0.020475126794784</text:p>
              </table:table-cell>
              <table:table-cell office:value-type="float" office:value="0.020475126794784">
                <text:p>0.02047512679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500">
                <text:p>418500</text:p>
              </table:table-cell>
              <table:table-cell office:value-type="float" office:value="0.964551093802764">
                <text:p>0.964551093802764</text:p>
              </table:table-cell>
              <table:table-cell office:value-type="float" office:value="0.00248496626517691">
                <text:p>0.00248496626517691</text:p>
              </table:table-cell>
              <table:table-cell office:value-type="float" office:value="0.00248496626517691">
                <text:p>0.0024849662651769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62847029345353">
                <text:p>0.0162847029345353</text:p>
              </table:table-cell>
              <table:table-cell office:value-type="float" office:value="0.0162847029345353">
                <text:p>0.0162847029345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000">
                <text:p>427000</text:p>
              </table:table-cell>
              <table:table-cell office:value-type="float" office:value="0.962694844875865">
                <text:p>0.962694844875865</text:p>
              </table:table-cell>
              <table:table-cell office:value-type="float" office:value="0.00233439409118638">
                <text:p>0.00233439409118638</text:p>
              </table:table-cell>
              <table:table-cell office:value-type="float" office:value="0.00233439409118638">
                <text:p>0.00233439409118638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201224099099549">
                <text:p>0.0201224099099549</text:p>
              </table:table-cell>
              <table:table-cell office:value-type="float" office:value="0.0201224099099549">
                <text:p>0.0201224099099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500">
                <text:p>427500</text:p>
              </table:table-cell>
              <table:table-cell office:value-type="float" office:value="0.964374602781627">
                <text:p>0.964374602781627</text:p>
              </table:table-cell>
              <table:table-cell office:value-type="float" office:value="0.0021108190031004">
                <text:p>0.0021108190031004</text:p>
              </table:table-cell>
              <table:table-cell office:value-type="float" office:value="0.0021108190031004">
                <text:p>0.0021108190031004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76878714526334">
                <text:p>0.0176878714526334</text:p>
              </table:table-cell>
              <table:table-cell office:value-type="float" office:value="0.0176878714526334">
                <text:p>0.0176878714526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3157677309143">
                <text:p>0.00433157677309143</text:p>
              </table:table-cell>
              <table:table-cell office:value-type="float" office:value="0.00433157677309143">
                <text:p>0.00433157677309143</text:p>
              </table:table-cell>
              <table:table-cell office:value-type="float" office:value="NaN">
                <text:p>NaN</text:p>
              </table:table-cell>
              <table:table-cell office:value-type="float" office:value="0.0177897016861974">
                <text:p>0.0177897016861974</text:p>
              </table:table-cell>
              <table:table-cell office:value-type="float" office:value="0.0177897016861974">
                <text:p>0.0177897016861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457044676407">
                <text:p>0.00386457044676407</text:p>
              </table:table-cell>
              <table:table-cell office:value-type="float" office:value="0.00386457044676407">
                <text:p>0.00386457044676407</text:p>
              </table:table-cell>
              <table:table-cell office:value-type="float" office:value="NaN">
                <text:p>NaN</text:p>
              </table:table-cell>
              <table:table-cell office:value-type="float" office:value="0.0134926958340024">
                <text:p>0.0134926958340024</text:p>
              </table:table-cell>
              <table:table-cell office:value-type="float" office:value="0.0134926958340024">
                <text:p>0.0134926958340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3462901445255">
                <text:p>0.00253462901445255</text:p>
              </table:table-cell>
              <table:table-cell office:value-type="float" office:value="0.00253462901445255">
                <text:p>0.00253462901445255</text:p>
              </table:table-cell>
              <table:table-cell office:value-type="float" office:value="NaN">
                <text:p>NaN</text:p>
              </table:table-cell>
              <table:table-cell office:value-type="float" office:value="0.0188782880296854">
                <text:p>0.0188782880296854</text:p>
              </table:table-cell>
              <table:table-cell office:value-type="float" office:value="0.0188782880296854">
                <text:p>0.0188782880296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298257857266">
                <text:p>0.00285298257857266</text:p>
              </table:table-cell>
              <table:table-cell office:value-type="float" office:value="0.00285298257857266">
                <text:p>0.00285298257857266</text:p>
              </table:table-cell>
              <table:table-cell office:value-type="float" office:value="NaN">
                <text:p>NaN</text:p>
              </table:table-cell>
              <table:table-cell office:value-type="float" office:value="0.0204118029601933">
                <text:p>0.0204118029601933</text:p>
              </table:table-cell>
              <table:table-cell office:value-type="float" office:value="0.0204118029601933">
                <text:p>0.0204118029601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357720136744">
                <text:p>0.00295357720136744</text:p>
              </table:table-cell>
              <table:table-cell office:value-type="float" office:value="0.00295357720136744">
                <text:p>0.00295357720136744</text:p>
              </table:table-cell>
              <table:table-cell office:value-type="float" office:value="NaN">
                <text:p>NaN</text:p>
              </table:table-cell>
              <table:table-cell office:value-type="float" office:value="0.0182630717324278">
                <text:p>0.0182630717324278</text:p>
              </table:table-cell>
              <table:table-cell office:value-type="float" office:value="0.0182630717324278">
                <text:p>0.0182630717324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4267013547527">
                <text:p>0.00364267013547527</text:p>
              </table:table-cell>
              <table:table-cell office:value-type="float" office:value="0.00364267013547527">
                <text:p>0.00364267013547527</text:p>
              </table:table-cell>
              <table:table-cell office:value-type="float" office:value="NaN">
                <text:p>NaN</text:p>
              </table:table-cell>
              <table:table-cell office:value-type="float" office:value="0.0174434666000235">
                <text:p>0.0174434666000235</text:p>
              </table:table-cell>
              <table:table-cell office:value-type="float" office:value="0.0174434666000235">
                <text:p>0.0174434666000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2675533082378">
                <text:p>0.00292675533082378</text:p>
              </table:table-cell>
              <table:table-cell office:value-type="float" office:value="0.00292675533082378">
                <text:p>0.00292675533082378</text:p>
              </table:table-cell>
              <table:table-cell office:value-type="float" office:value="NaN">
                <text:p>NaN</text:p>
              </table:table-cell>
              <table:table-cell office:value-type="float" office:value="0.0209711537639831">
                <text:p>0.0209711537639831</text:p>
              </table:table-cell>
              <table:table-cell office:value-type="float" office:value="0.0209711537639831">
                <text:p>0.0209711537639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01129600074">
                <text:p>0.00257001129600074</text:p>
              </table:table-cell>
              <table:table-cell office:value-type="float" office:value="0.00257001129600074">
                <text:p>0.00257001129600074</text:p>
              </table:table-cell>
              <table:table-cell office:value-type="float" office:value="NaN">
                <text:p>NaN</text:p>
              </table:table-cell>
              <table:table-cell office:value-type="float" office:value="0.0208512152720803">
                <text:p>0.0208512152720803</text:p>
              </table:table-cell>
              <table:table-cell office:value-type="float" office:value="0.0208512152720803">
                <text:p>0.0208512152720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5915285902158">
                <text:p>0.00255915285902158</text:p>
              </table:table-cell>
              <table:table-cell office:value-type="float" office:value="0.00255915285902158">
                <text:p>0.00255915285902158</text:p>
              </table:table-cell>
              <table:table-cell office:value-type="float" office:value="NaN">
                <text:p>NaN</text:p>
              </table:table-cell>
              <table:table-cell office:value-type="float" office:value="0.0166918386631349">
                <text:p>0.0166918386631349</text:p>
              </table:table-cell>
              <table:table-cell office:value-type="float" office:value="0.0166918386631349">
                <text:p>0.0166918386631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0994141829054">
                <text:p>0.00380994141829054</text:p>
              </table:table-cell>
              <table:table-cell office:value-type="float" office:value="0.00380994141829054">
                <text:p>0.00380994141829054</text:p>
              </table:table-cell>
              <table:table-cell office:value-type="float" office:value="NaN">
                <text:p>NaN</text:p>
              </table:table-cell>
              <table:table-cell office:value-type="float" office:value="0.0209779179074497">
                <text:p>0.0209779179074497</text:p>
              </table:table-cell>
              <table:table-cell office:value-type="float" office:value="0.0209779179074497">
                <text:p>0.0209779179074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9291953823478">
                <text:p>0.00219291953823478</text:p>
              </table:table-cell>
              <table:table-cell office:value-type="float" office:value="0.00219291953823478">
                <text:p>0.00219291953823478</text:p>
              </table:table-cell>
              <table:table-cell office:value-type="float" office:value="NaN">
                <text:p>NaN</text:p>
              </table:table-cell>
              <table:table-cell office:value-type="float" office:value="0.0168289454218388">
                <text:p>0.0168289454218388</text:p>
              </table:table-cell>
              <table:table-cell office:value-type="float" office:value="0.0168289454218388">
                <text:p>0.0168289454218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0943916848842">
                <text:p>0.00290943916848842</text:p>
              </table:table-cell>
              <table:table-cell office:value-type="float" office:value="0.00290943916848842">
                <text:p>0.00290943916848842</text:p>
              </table:table-cell>
              <table:table-cell office:value-type="float" office:value="NaN">
                <text:p>NaN</text:p>
              </table:table-cell>
              <table:table-cell office:value-type="float" office:value="0.0174933923883315">
                <text:p>0.0174933923883315</text:p>
              </table:table-cell>
              <table:table-cell office:value-type="float" office:value="0.0174933923883315">
                <text:p>0.0174933923883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407060456265">
                <text:p>0.00250407060456265</text:p>
              </table:table-cell>
              <table:table-cell office:value-type="float" office:value="0.00250407060456265">
                <text:p>0.00250407060456265</text:p>
              </table:table-cell>
              <table:table-cell office:value-type="float" office:value="NaN">
                <text:p>NaN</text:p>
              </table:table-cell>
              <table:table-cell office:value-type="float" office:value="0.0180672028279701">
                <text:p>0.0180672028279701</text:p>
              </table:table-cell>
              <table:table-cell office:value-type="float" office:value="0.0180672028279701">
                <text:p>0.0180672028279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977659334286">
                <text:p>0.00268977659334286</text:p>
              </table:table-cell>
              <table:table-cell office:value-type="float" office:value="0.00268977659334286">
                <text:p>0.00268977659334286</text:p>
              </table:table-cell>
              <table:table-cell office:value-type="float" office:value="NaN">
                <text:p>NaN</text:p>
              </table:table-cell>
              <table:table-cell office:value-type="float" office:value="0.0172201617039576">
                <text:p>0.0172201617039576</text:p>
              </table:table-cell>
              <table:table-cell office:value-type="float" office:value="0.0172201617039576">
                <text:p>0.0172201617039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496367868992">
                <text:p>0.0055496367868992</text:p>
              </table:table-cell>
              <table:table-cell office:value-type="float" office:value="0.0055496367868992">
                <text:p>0.0055496367868992</text:p>
              </table:table-cell>
              <table:table-cell office:value-type="float" office:value="NaN">
                <text:p>NaN</text:p>
              </table:table-cell>
              <table:table-cell office:value-type="float" office:value="0.01508442964254">
                <text:p>0.01508442964254</text:p>
              </table:table-cell>
              <table:table-cell office:value-type="float" office:value="0.01508442964254">
                <text:p>0.0150844296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6076852447514">
                <text:p>0.00346076852447514</text:p>
              </table:table-cell>
              <table:table-cell office:value-type="float" office:value="0.00346076852447514">
                <text:p>0.00346076852447514</text:p>
              </table:table-cell>
              <table:table-cell office:value-type="float" office:value="NaN">
                <text:p>NaN</text:p>
              </table:table-cell>
              <table:table-cell office:value-type="float" office:value="0.0146804267935454">
                <text:p>0.0146804267935454</text:p>
              </table:table-cell>
              <table:table-cell office:value-type="float" office:value="0.0146804267935454">
                <text:p>0.0146804267935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729876028403">
                <text:p>0.00342729876028403</text:p>
              </table:table-cell>
              <table:table-cell office:value-type="float" office:value="0.00342729876028403">
                <text:p>0.00342729876028403</text:p>
              </table:table-cell>
              <table:table-cell office:value-type="float" office:value="NaN">
                <text:p>NaN</text:p>
              </table:table-cell>
              <table:table-cell office:value-type="float" office:value="0.0177323289926312">
                <text:p>0.0177323289926312</text:p>
              </table:table-cell>
              <table:table-cell office:value-type="float" office:value="0.0177323289926312">
                <text:p>0.017732328992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19875832243">
                <text:p>0.0035419875832243</text:p>
              </table:table-cell>
              <table:table-cell office:value-type="float" office:value="0.0035419875832243">
                <text:p>0.0035419875832243</text:p>
              </table:table-cell>
              <table:table-cell office:value-type="float" office:value="NaN">
                <text:p>NaN</text:p>
              </table:table-cell>
              <table:table-cell office:value-type="float" office:value="0.0194242525851017">
                <text:p>0.0194242525851017</text:p>
              </table:table-cell>
              <table:table-cell office:value-type="float" office:value="0.0194242525851017">
                <text:p>0.0194242525851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632754927153">
                <text:p>0.00314632754927153</text:p>
              </table:table-cell>
              <table:table-cell office:value-type="float" office:value="0.00314632754927153">
                <text:p>0.00314632754927153</text:p>
              </table:table-cell>
              <table:table-cell office:value-type="float" office:value="NaN">
                <text:p>NaN</text:p>
              </table:table-cell>
              <table:table-cell office:value-type="float" office:value="0.0180762567127797">
                <text:p>0.0180762567127797</text:p>
              </table:table-cell>
              <table:table-cell office:value-type="float" office:value="0.0180762567127797">
                <text:p>0.0180762567127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4744892775837">
                <text:p>0.00374744892775837</text:p>
              </table:table-cell>
              <table:table-cell office:value-type="float" office:value="0.00374744892775837">
                <text:p>0.00374744892775837</text:p>
              </table:table-cell>
              <table:table-cell office:value-type="float" office:value="NaN">
                <text:p>NaN</text:p>
              </table:table-cell>
              <table:table-cell office:value-type="float" office:value="0.0160769649456358">
                <text:p>0.0160769649456358</text:p>
              </table:table-cell>
              <table:table-cell office:value-type="float" office:value="0.0160769649456358">
                <text:p>0.0160769649456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4771131867376">
                <text:p>0.00304771131867376</text:p>
              </table:table-cell>
              <table:table-cell office:value-type="float" office:value="0.00304771131867376">
                <text:p>0.00304771131867376</text:p>
              </table:table-cell>
              <table:table-cell office:value-type="float" office:value="NaN">
                <text:p>NaN</text:p>
              </table:table-cell>
              <table:table-cell office:value-type="float" office:value="0.021973971044559">
                <text:p>0.021973971044559</text:p>
              </table:table-cell>
              <table:table-cell office:value-type="float" office:value="0.021973971044559">
                <text:p>0.021973971044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8734176742255">
                <text:p>0.00288734176742255</text:p>
              </table:table-cell>
              <table:table-cell office:value-type="float" office:value="0.00288734176742255">
                <text:p>0.00288734176742255</text:p>
              </table:table-cell>
              <table:table-cell office:value-type="float" office:value="NaN">
                <text:p>NaN</text:p>
              </table:table-cell>
              <table:table-cell office:value-type="float" office:value="0.0168323727205285">
                <text:p>0.0168323727205285</text:p>
              </table:table-cell>
              <table:table-cell office:value-type="float" office:value="0.0168323727205285">
                <text:p>0.0168323727205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574477889091">
                <text:p>0.00142574477889091</text:p>
              </table:table-cell>
              <table:table-cell office:value-type="float" office:value="0.00142574477889091">
                <text:p>0.00142574477889091</text:p>
              </table:table-cell>
              <table:table-cell office:value-type="float" office:value="NaN">
                <text:p>NaN</text:p>
              </table:table-cell>
              <table:table-cell office:value-type="float" office:value="0.0192572832252309">
                <text:p>0.0192572832252309</text:p>
              </table:table-cell>
              <table:table-cell office:value-type="float" office:value="0.0192572832252309">
                <text:p>0.0192572832252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555586289338">
                <text:p>0.0031555586289338</text:p>
              </table:table-cell>
              <table:table-cell office:value-type="float" office:value="0.0031555586289338">
                <text:p>0.0031555586289338</text:p>
              </table:table-cell>
              <table:table-cell office:value-type="float" office:value="NaN">
                <text:p>NaN</text:p>
              </table:table-cell>
              <table:table-cell office:value-type="float" office:value="0.0197931431749128">
                <text:p>0.0197931431749128</text:p>
              </table:table-cell>
              <table:table-cell office:value-type="float" office:value="0.0197931431749128">
                <text:p>0.0197931431749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113164945993">
                <text:p>0.00257113164945993</text:p>
              </table:table-cell>
              <table:table-cell office:value-type="float" office:value="0.00257113164945993">
                <text:p>0.00257113164945993</text:p>
              </table:table-cell>
              <table:table-cell office:value-type="float" office:value="NaN">
                <text:p>NaN</text:p>
              </table:table-cell>
              <table:table-cell office:value-type="float" office:value="0.0171720624427145">
                <text:p>0.0171720624427145</text:p>
              </table:table-cell>
              <table:table-cell office:value-type="float" office:value="0.0171720624427145">
                <text:p>0.0171720624427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445772916136">
                <text:p>0.00365445772916136</text:p>
              </table:table-cell>
              <table:table-cell office:value-type="float" office:value="0.00365445772916136">
                <text:p>0.00365445772916136</text:p>
              </table:table-cell>
              <table:table-cell office:value-type="float" office:value="NaN">
                <text:p>NaN</text:p>
              </table:table-cell>
              <table:table-cell office:value-type="float" office:value="0.0207238729550382">
                <text:p>0.0207238729550382</text:p>
              </table:table-cell>
              <table:table-cell office:value-type="float" office:value="0.0207238729550382">
                <text:p>0.0207238729550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0058755493037">
                <text:p>0.00290058755493037</text:p>
              </table:table-cell>
              <table:table-cell office:value-type="float" office:value="0.00290058755493037">
                <text:p>0.00290058755493037</text:p>
              </table:table-cell>
              <table:table-cell office:value-type="float" office:value="NaN">
                <text:p>NaN</text:p>
              </table:table-cell>
              <table:table-cell office:value-type="float" office:value="0.0182164269707347">
                <text:p>0.0182164269707347</text:p>
              </table:table-cell>
              <table:table-cell office:value-type="float" office:value="0.0182164269707347">
                <text:p>0.0182164269707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654501915929">
                <text:p>0.0055654501915929</text:p>
              </table:table-cell>
              <table:table-cell office:value-type="float" office:value="0.0055654501915929">
                <text:p>0.0055654501915929</text:p>
              </table:table-cell>
              <table:table-cell office:value-type="float" office:value="NaN">
                <text:p>NaN</text:p>
              </table:table-cell>
              <table:table-cell office:value-type="float" office:value="0.0146878222807899">
                <text:p>0.0146878222807899</text:p>
              </table:table-cell>
              <table:table-cell office:value-type="float" office:value="0.0146878222807899">
                <text:p>0.014687822280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7202018044412">
                <text:p>0.00297202018044412</text:p>
              </table:table-cell>
              <table:table-cell office:value-type="float" office:value="0.00297202018044412">
                <text:p>0.00297202018044412</text:p>
              </table:table-cell>
              <table:table-cell office:value-type="float" office:value="NaN">
                <text:p>NaN</text:p>
              </table:table-cell>
              <table:table-cell office:value-type="float" office:value="0.0210398002233278">
                <text:p>0.0210398002233278</text:p>
              </table:table-cell>
              <table:table-cell office:value-type="float" office:value="0.0210398002233278">
                <text:p>0.0210398002233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86367528113">
                <text:p>0.0033386367528113</text:p>
              </table:table-cell>
              <table:table-cell office:value-type="float" office:value="0.0033386367528113">
                <text:p>0.0033386367528113</text:p>
              </table:table-cell>
              <table:table-cell office:value-type="float" office:value="NaN">
                <text:p>NaN</text:p>
              </table:table-cell>
              <table:table-cell office:value-type="float" office:value="0.0199484121463471">
                <text:p>0.0199484121463471</text:p>
              </table:table-cell>
              <table:table-cell office:value-type="float" office:value="0.0199484121463471">
                <text:p>0.019948412146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163058289153">
                <text:p>0.00321163058289153</text:p>
              </table:table-cell>
              <table:table-cell office:value-type="float" office:value="0.00321163058289153">
                <text:p>0.00321163058289153</text:p>
              </table:table-cell>
              <table:table-cell office:value-type="float" office:value="NaN">
                <text:p>NaN</text:p>
              </table:table-cell>
              <table:table-cell office:value-type="float" office:value="0.0186577435789205">
                <text:p>0.0186577435789205</text:p>
              </table:table-cell>
              <table:table-cell office:value-type="float" office:value="0.0186577435789205">
                <text:p>0.018657743578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9448378213728">
                <text:p>0.00359448378213728</text:p>
              </table:table-cell>
              <table:table-cell office:value-type="float" office:value="0.00359448378213728">
                <text:p>0.00359448378213728</text:p>
              </table:table-cell>
              <table:table-cell office:value-type="float" office:value="NaN">
                <text:p>NaN</text:p>
              </table:table-cell>
              <table:table-cell office:value-type="float" office:value="0.0165045601388724">
                <text:p>0.0165045601388724</text:p>
              </table:table-cell>
              <table:table-cell office:value-type="float" office:value="0.0165045601388724">
                <text:p>0.0165045601388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466205434826">
                <text:p>0.00507466205434826</text:p>
              </table:table-cell>
              <table:table-cell office:value-type="float" office:value="0.00507466205434826">
                <text:p>0.00507466205434826</text:p>
              </table:table-cell>
              <table:table-cell office:value-type="float" office:value="NaN">
                <text:p>NaN</text:p>
              </table:table-cell>
              <table:table-cell office:value-type="float" office:value="0.0189959679742123">
                <text:p>0.0189959679742123</text:p>
              </table:table-cell>
              <table:table-cell office:value-type="float" office:value="0.0189959679742123">
                <text:p>0.0189959679742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4411481105906">
                <text:p>0.00304411481105906</text:p>
              </table:table-cell>
              <table:table-cell office:value-type="float" office:value="0.00304411481105906">
                <text:p>0.00304411481105906</text:p>
              </table:table-cell>
              <table:table-cell office:value-type="float" office:value="NaN">
                <text:p>NaN</text:p>
              </table:table-cell>
              <table:table-cell office:value-type="float" office:value="0.0188465492206042">
                <text:p>0.0188465492206042</text:p>
              </table:table-cell>
              <table:table-cell office:value-type="float" office:value="0.0188465492206042">
                <text:p>0.0188465492206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4837074286897">
                <text:p>0.00344837074286897</text:p>
              </table:table-cell>
              <table:table-cell office:value-type="float" office:value="0.00344837074286897">
                <text:p>0.00344837074286897</text:p>
              </table:table-cell>
              <table:table-cell office:value-type="float" office:value="NaN">
                <text:p>NaN</text:p>
              </table:table-cell>
              <table:table-cell office:value-type="float" office:value="0.0225567209930501">
                <text:p>0.0225567209930501</text:p>
              </table:table-cell>
              <table:table-cell office:value-type="float" office:value="0.0225567209930501">
                <text:p>0.0225567209930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147996911126">
                <text:p>0.0028147996911126</text:p>
              </table:table-cell>
              <table:table-cell office:value-type="float" office:value="0.0028147996911126">
                <text:p>0.0028147996911126</text:p>
              </table:table-cell>
              <table:table-cell office:value-type="float" office:value="NaN">
                <text:p>NaN</text:p>
              </table:table-cell>
              <table:table-cell office:value-type="float" office:value="0.0196610288644859">
                <text:p>0.0196610288644859</text:p>
              </table:table-cell>
              <table:table-cell office:value-type="float" office:value="0.0196610288644859">
                <text:p>0.019661028864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94965800427">
                <text:p>0.0035494965800427</text:p>
              </table:table-cell>
              <table:table-cell office:value-type="float" office:value="0.0035494965800427">
                <text:p>0.0035494965800427</text:p>
              </table:table-cell>
              <table:table-cell office:value-type="float" office:value="NaN">
                <text:p>NaN</text:p>
              </table:table-cell>
              <table:table-cell office:value-type="float" office:value="0.0187852211794172">
                <text:p>0.0187852211794172</text:p>
              </table:table-cell>
              <table:table-cell office:value-type="float" office:value="0.0187852211794172">
                <text:p>0.018785221179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0369317091436">
                <text:p>0.00450369317091436</text:p>
              </table:table-cell>
              <table:table-cell office:value-type="float" office:value="0.00450369317091436">
                <text:p>0.00450369317091436</text:p>
              </table:table-cell>
              <table:table-cell office:value-type="float" office:value="NaN">
                <text:p>NaN</text:p>
              </table:table-cell>
              <table:table-cell office:value-type="float" office:value="0.0155889620311939">
                <text:p>0.0155889620311939</text:p>
              </table:table-cell>
              <table:table-cell office:value-type="float" office:value="0.0155889620311939">
                <text:p>0.015588962031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7856800940207">
                <text:p>0.00197856800940207</text:p>
              </table:table-cell>
              <table:table-cell office:value-type="float" office:value="0.00197856800940207">
                <text:p>0.00197856800940207</text:p>
              </table:table-cell>
              <table:table-cell office:value-type="float" office:value="NaN">
                <text:p>NaN</text:p>
              </table:table-cell>
              <table:table-cell office:value-type="float" office:value="0.0161606272290585">
                <text:p>0.0161606272290585</text:p>
              </table:table-cell>
              <table:table-cell office:value-type="float" office:value="0.0161606272290585">
                <text:p>0.0161606272290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916233980228">
                <text:p>0.00326916233980228</text:p>
              </table:table-cell>
              <table:table-cell office:value-type="float" office:value="0.00326916233980228">
                <text:p>0.00326916233980228</text:p>
              </table:table-cell>
              <table:table-cell office:value-type="float" office:value="NaN">
                <text:p>NaN</text:p>
              </table:table-cell>
              <table:table-cell office:value-type="float" office:value="0.0161682816322532">
                <text:p>0.0161682816322532</text:p>
              </table:table-cell>
              <table:table-cell office:value-type="float" office:value="0.0161682816322532">
                <text:p>0.016168281632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2431408097763">
                <text:p>0.00362431408097763</text:p>
              </table:table-cell>
              <table:table-cell office:value-type="float" office:value="0.00362431408097763">
                <text:p>0.00362431408097763</text:p>
              </table:table-cell>
              <table:table-cell office:value-type="float" office:value="NaN">
                <text:p>NaN</text:p>
              </table:table-cell>
              <table:table-cell office:value-type="float" office:value="0.0186964611463372">
                <text:p>0.0186964611463372</text:p>
              </table:table-cell>
              <table:table-cell office:value-type="float" office:value="0.0186964611463372">
                <text:p>0.018696461146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349279563181">
                <text:p>0.00275349279563181</text:p>
              </table:table-cell>
              <table:table-cell office:value-type="float" office:value="0.00275349279563181">
                <text:p>0.00275349279563181</text:p>
              </table:table-cell>
              <table:table-cell office:value-type="float" office:value="NaN">
                <text:p>NaN</text:p>
              </table:table-cell>
              <table:table-cell office:value-type="float" office:value="0.0179041717716553">
                <text:p>0.0179041717716553</text:p>
              </table:table-cell>
              <table:table-cell office:value-type="float" office:value="0.0179041717716553">
                <text:p>0.0179041717716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309805982826">
                <text:p>0.00231309805982826</text:p>
              </table:table-cell>
              <table:table-cell office:value-type="float" office:value="0.00231309805982826">
                <text:p>0.00231309805982826</text:p>
              </table:table-cell>
              <table:table-cell office:value-type="float" office:value="NaN">
                <text:p>NaN</text:p>
              </table:table-cell>
              <table:table-cell office:value-type="float" office:value="0.0213002188767015">
                <text:p>0.0213002188767015</text:p>
              </table:table-cell>
              <table:table-cell office:value-type="float" office:value="0.0213002188767015">
                <text:p>0.0213002188767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601393021714">
                <text:p>0.00401601393021714</text:p>
              </table:table-cell>
              <table:table-cell office:value-type="float" office:value="0.00401601393021714">
                <text:p>0.00401601393021714</text:p>
              </table:table-cell>
              <table:table-cell office:value-type="float" office:value="NaN">
                <text:p>NaN</text:p>
              </table:table-cell>
              <table:table-cell office:value-type="float" office:value="0.0179978068227462">
                <text:p>0.0179978068227462</text:p>
              </table:table-cell>
              <table:table-cell office:value-type="float" office:value="0.0179978068227462">
                <text:p>0.0179978068227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3750966271056">
                <text:p>0.00283750966271056</text:p>
              </table:table-cell>
              <table:table-cell office:value-type="float" office:value="0.00283750966271056">
                <text:p>0.00283750966271056</text:p>
              </table:table-cell>
              <table:table-cell office:value-type="float" office:value="NaN">
                <text:p>NaN</text:p>
              </table:table-cell>
              <table:table-cell office:value-type="float" office:value="0.0158809353489664">
                <text:p>0.0158809353489664</text:p>
              </table:table-cell>
              <table:table-cell office:value-type="float" office:value="0.0158809353489664">
                <text:p>0.0158809353489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809845132261">
                <text:p>0.00301809845132261</text:p>
              </table:table-cell>
              <table:table-cell office:value-type="float" office:value="0.00301809845132261">
                <text:p>0.00301809845132261</text:p>
              </table:table-cell>
              <table:table-cell office:value-type="float" office:value="NaN">
                <text:p>NaN</text:p>
              </table:table-cell>
              <table:table-cell office:value-type="float" office:value="0.0214035763793433">
                <text:p>0.0214035763793433</text:p>
              </table:table-cell>
              <table:table-cell office:value-type="float" office:value="0.0214035763793433">
                <text:p>0.021403576379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9558785418872">
                <text:p>0.00469558785418872</text:p>
              </table:table-cell>
              <table:table-cell office:value-type="float" office:value="0.00469558785418872">
                <text:p>0.00469558785418872</text:p>
              </table:table-cell>
              <table:table-cell office:value-type="float" office:value="NaN">
                <text:p>NaN</text:p>
              </table:table-cell>
              <table:table-cell office:value-type="float" office:value="0.0218907912592402">
                <text:p>0.0218907912592402</text:p>
              </table:table-cell>
              <table:table-cell office:value-type="float" office:value="0.0218907912592402">
                <text:p>0.0218907912592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536889436663">
                <text:p>0.00453536889436663</text:p>
              </table:table-cell>
              <table:table-cell office:value-type="float" office:value="0.00453536889436663">
                <text:p>0.00453536889436663</text:p>
              </table:table-cell>
              <table:table-cell office:value-type="float" office:value="NaN">
                <text:p>NaN</text:p>
              </table:table-cell>
              <table:table-cell office:value-type="float" office:value="0.0225269051970862">
                <text:p>0.0225269051970862</text:p>
              </table:table-cell>
              <table:table-cell office:value-type="float" office:value="0.0225269051970862">
                <text:p>0.0225269051970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719689379385">
                <text:p>0.00291719689379385</text:p>
              </table:table-cell>
              <table:table-cell office:value-type="float" office:value="0.00291719689379385">
                <text:p>0.00291719689379385</text:p>
              </table:table-cell>
              <table:table-cell office:value-type="float" office:value="NaN">
                <text:p>NaN</text:p>
              </table:table-cell>
              <table:table-cell office:value-type="float" office:value="0.0196274878529448">
                <text:p>0.0196274878529448</text:p>
              </table:table-cell>
              <table:table-cell office:value-type="float" office:value="0.0196274878529448">
                <text:p>0.0196274878529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4045821379748">
                <text:p>0.00434045821379748</text:p>
              </table:table-cell>
              <table:table-cell office:value-type="float" office:value="0.00434045821379748">
                <text:p>0.00434045821379748</text:p>
              </table:table-cell>
              <table:table-cell office:value-type="float" office:value="NaN">
                <text:p>NaN</text:p>
              </table:table-cell>
              <table:table-cell office:value-type="float" office:value="0.0239674993859033">
                <text:p>0.0239674993859033</text:p>
              </table:table-cell>
              <table:table-cell office:value-type="float" office:value="0.0239674993859033">
                <text:p>0.0239674993859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0437240262406">
                <text:p>0.00360437240262406</text:p>
              </table:table-cell>
              <table:table-cell office:value-type="float" office:value="0.00360437240262406">
                <text:p>0.00360437240262406</text:p>
              </table:table-cell>
              <table:table-cell office:value-type="float" office:value="NaN">
                <text:p>NaN</text:p>
              </table:table-cell>
              <table:table-cell office:value-type="float" office:value="0.0208581015492559">
                <text:p>0.0208581015492559</text:p>
              </table:table-cell>
              <table:table-cell office:value-type="float" office:value="0.0208581015492559">
                <text:p>0.0208581015492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5914557850646">
                <text:p>0.00325914557850646</text:p>
              </table:table-cell>
              <table:table-cell office:value-type="float" office:value="0.00325914557850646">
                <text:p>0.00325914557850646</text:p>
              </table:table-cell>
              <table:table-cell office:value-type="float" office:value="NaN">
                <text:p>NaN</text:p>
              </table:table-cell>
              <table:table-cell office:value-type="float" office:value="0.0195326796934198">
                <text:p>0.0195326796934198</text:p>
              </table:table-cell>
              <table:table-cell office:value-type="float" office:value="0.0195326796934198">
                <text:p>0.0195326796934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7404382912311">
                <text:p>0.00267404382912311</text:p>
              </table:table-cell>
              <table:table-cell office:value-type="float" office:value="0.00267404382912311">
                <text:p>0.00267404382912311</text:p>
              </table:table-cell>
              <table:table-cell office:value-type="float" office:value="NaN">
                <text:p>NaN</text:p>
              </table:table-cell>
              <table:table-cell office:value-type="float" office:value="0.0180117280987118">
                <text:p>0.0180117280987118</text:p>
              </table:table-cell>
              <table:table-cell office:value-type="float" office:value="0.0180117280987118">
                <text:p>0.0180117280987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8623575186489">
                <text:p>0.00308623575186489</text:p>
              </table:table-cell>
              <table:table-cell office:value-type="float" office:value="0.00308623575186489">
                <text:p>0.00308623575186489</text:p>
              </table:table-cell>
              <table:table-cell office:value-type="float" office:value="NaN">
                <text:p>NaN</text:p>
              </table:table-cell>
              <table:table-cell office:value-type="float" office:value="0.0250278229461088">
                <text:p>0.0250278229461088</text:p>
              </table:table-cell>
              <table:table-cell office:value-type="float" office:value="0.0250278229461088">
                <text:p>0.0250278229461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8320310571875">
                <text:p>0.00378320310571875</text:p>
              </table:table-cell>
              <table:table-cell office:value-type="float" office:value="0.00378320310571875">
                <text:p>0.00378320310571875</text:p>
              </table:table-cell>
              <table:table-cell office:value-type="float" office:value="NaN">
                <text:p>NaN</text:p>
              </table:table-cell>
              <table:table-cell office:value-type="float" office:value="0.02129800454347">
                <text:p>0.02129800454347</text:p>
              </table:table-cell>
              <table:table-cell office:value-type="float" office:value="0.02129800454347">
                <text:p>0.02129800454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591421009657">
                <text:p>0.00479591421009657</text:p>
              </table:table-cell>
              <table:table-cell office:value-type="float" office:value="0.00479591421009657">
                <text:p>0.00479591421009657</text:p>
              </table:table-cell>
              <table:table-cell office:value-type="float" office:value="NaN">
                <text:p>NaN</text:p>
              </table:table-cell>
              <table:table-cell office:value-type="float" office:value="0.0203788365644793">
                <text:p>0.0203788365644793</text:p>
              </table:table-cell>
              <table:table-cell office:value-type="float" office:value="0.0203788365644793">
                <text:p>0.0203788365644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6737231567954">
                <text:p>0.00316737231567954</text:p>
              </table:table-cell>
              <table:table-cell office:value-type="float" office:value="0.00316737231567954">
                <text:p>0.00316737231567954</text:p>
              </table:table-cell>
              <table:table-cell office:value-type="float" office:value="NaN">
                <text:p>NaN</text:p>
              </table:table-cell>
              <table:table-cell office:value-type="float" office:value="0.0176950285692682">
                <text:p>0.0176950285692682</text:p>
              </table:table-cell>
              <table:table-cell office:value-type="float" office:value="0.0176950285692682">
                <text:p>0.0176950285692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676790589714">
                <text:p>0.00247676790589714</text:p>
              </table:table-cell>
              <table:table-cell office:value-type="float" office:value="0.00247676790589714">
                <text:p>0.00247676790589714</text:p>
              </table:table-cell>
              <table:table-cell office:value-type="float" office:value="NaN">
                <text:p>NaN</text:p>
              </table:table-cell>
              <table:table-cell office:value-type="float" office:value="0.01562885504579">
                <text:p>0.01562885504579</text:p>
              </table:table-cell>
              <table:table-cell office:value-type="float" office:value="0.01562885504579">
                <text:p>0.0156288550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953053471373">
                <text:p>0.00414953053471373</text:p>
              </table:table-cell>
              <table:table-cell office:value-type="float" office:value="0.00414953053471373">
                <text:p>0.00414953053471373</text:p>
              </table:table-cell>
              <table:table-cell office:value-type="float" office:value="NaN">
                <text:p>NaN</text:p>
              </table:table-cell>
              <table:table-cell office:value-type="float" office:value="0.0204447497082036">
                <text:p>0.0204447497082036</text:p>
              </table:table-cell>
              <table:table-cell office:value-type="float" office:value="0.0204447497082036">
                <text:p>0.0204447497082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2356281012058">
                <text:p>0.00422356281012058</text:p>
              </table:table-cell>
              <table:table-cell office:value-type="float" office:value="0.00422356281012058">
                <text:p>0.00422356281012058</text:p>
              </table:table-cell>
              <table:table-cell office:value-type="float" office:value="NaN">
                <text:p>NaN</text:p>
              </table:table-cell>
              <table:table-cell office:value-type="float" office:value="0.02136855242032">
                <text:p>0.02136855242032</text:p>
              </table:table-cell>
              <table:table-cell office:value-type="float" office:value="0.02136855242032">
                <text:p>0.02136855242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9659131934016">
                <text:p>0.00459659131934016</text:p>
              </table:table-cell>
              <table:table-cell office:value-type="float" office:value="0.00459659131934016">
                <text:p>0.00459659131934016</text:p>
              </table:table-cell>
              <table:table-cell office:value-type="float" office:value="NaN">
                <text:p>NaN</text:p>
              </table:table-cell>
              <table:table-cell office:value-type="float" office:value="0.0203104693291711">
                <text:p>0.0203104693291711</text:p>
              </table:table-cell>
              <table:table-cell office:value-type="float" office:value="0.0203104693291711">
                <text:p>0.0203104693291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568364941392">
                <text:p>0.00388568364941392</text:p>
              </table:table-cell>
              <table:table-cell office:value-type="float" office:value="0.00388568364941392">
                <text:p>0.00388568364941392</text:p>
              </table:table-cell>
              <table:table-cell office:value-type="float" office:value="NaN">
                <text:p>NaN</text:p>
              </table:table-cell>
              <table:table-cell office:value-type="float" office:value="0.0207503893720158">
                <text:p>0.0207503893720158</text:p>
              </table:table-cell>
              <table:table-cell office:value-type="float" office:value="0.0207503893720158">
                <text:p>0.0207503893720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166341723488">
                <text:p>0.00340166341723488</text:p>
              </table:table-cell>
              <table:table-cell office:value-type="float" office:value="0.00340166341723488">
                <text:p>0.00340166341723488</text:p>
              </table:table-cell>
              <table:table-cell office:value-type="float" office:value="NaN">
                <text:p>NaN</text:p>
              </table:table-cell>
              <table:table-cell office:value-type="float" office:value="0.0187640558527552">
                <text:p>0.0187640558527552</text:p>
              </table:table-cell>
              <table:table-cell office:value-type="float" office:value="0.0187640558527552">
                <text:p>0.0187640558527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8562444489163">
                <text:p>0.00218562444489163</text:p>
              </table:table-cell>
              <table:table-cell office:value-type="float" office:value="0.00218562444489163">
                <text:p>0.00218562444489163</text:p>
              </table:table-cell>
              <table:table-cell office:value-type="float" office:value="NaN">
                <text:p>NaN</text:p>
              </table:table-cell>
              <table:table-cell office:value-type="float" office:value="0.021028689082322">
                <text:p>0.021028689082322</text:p>
              </table:table-cell>
              <table:table-cell office:value-type="float" office:value="0.021028689082322">
                <text:p>0.021028689082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712875888297">
                <text:p>0.00390712875888297</text:p>
              </table:table-cell>
              <table:table-cell office:value-type="float" office:value="0.00390712875888297">
                <text:p>0.00390712875888297</text:p>
              </table:table-cell>
              <table:table-cell office:value-type="float" office:value="NaN">
                <text:p>NaN</text:p>
              </table:table-cell>
              <table:table-cell office:value-type="float" office:value="0.0232799697793189">
                <text:p>0.0232799697793189</text:p>
              </table:table-cell>
              <table:table-cell office:value-type="float" office:value="0.0232799697793189">
                <text:p>0.0232799697793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1572232228149">
                <text:p>0.00131572232228149</text:p>
              </table:table-cell>
              <table:table-cell office:value-type="float" office:value="0.00131572232228149">
                <text:p>0.00131572232228149</text:p>
              </table:table-cell>
              <table:table-cell office:value-type="float" office:value="NaN">
                <text:p>NaN</text:p>
              </table:table-cell>
              <table:table-cell office:value-type="float" office:value="0.0181243392997728">
                <text:p>0.0181243392997728</text:p>
              </table:table-cell>
              <table:table-cell office:value-type="float" office:value="0.0181243392997728">
                <text:p>0.018124339299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3873524114494">
                <text:p>0.00623873524114494</text:p>
              </table:table-cell>
              <table:table-cell office:value-type="float" office:value="0.00623873524114494">
                <text:p>0.00623873524114494</text:p>
              </table:table-cell>
              <table:table-cell office:value-type="float" office:value="NaN">
                <text:p>NaN</text:p>
              </table:table-cell>
              <table:table-cell office:value-type="float" office:value="0.0202324428612479">
                <text:p>0.0202324428612479</text:p>
              </table:table-cell>
              <table:table-cell office:value-type="float" office:value="0.0202324428612479">
                <text:p>0.0202324428612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486379391923">
                <text:p>0.00287486379391923</text:p>
              </table:table-cell>
              <table:table-cell office:value-type="float" office:value="0.00287486379391923">
                <text:p>0.00287486379391923</text:p>
              </table:table-cell>
              <table:table-cell office:value-type="float" office:value="NaN">
                <text:p>NaN</text:p>
              </table:table-cell>
              <table:table-cell office:value-type="float" office:value="0.0205213362897465">
                <text:p>0.0205213362897465</text:p>
              </table:table-cell>
              <table:table-cell office:value-type="float" office:value="0.0205213362897465">
                <text:p>0.0205213362897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6119529579614">
                <text:p>0.00376119529579614</text:p>
              </table:table-cell>
              <table:table-cell office:value-type="float" office:value="0.00376119529579614">
                <text:p>0.00376119529579614</text:p>
              </table:table-cell>
              <table:table-cell office:value-type="float" office:value="NaN">
                <text:p>NaN</text:p>
              </table:table-cell>
              <table:table-cell office:value-type="float" office:value="0.0167034249190635">
                <text:p>0.0167034249190635</text:p>
              </table:table-cell>
              <table:table-cell office:value-type="float" office:value="0.0167034249190635">
                <text:p>0.0167034249190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8032696943415">
                <text:p>0.00128032696943415</text:p>
              </table:table-cell>
              <table:table-cell office:value-type="float" office:value="0.00128032696943415">
                <text:p>0.00128032696943415</text:p>
              </table:table-cell>
              <table:table-cell office:value-type="float" office:value="NaN">
                <text:p>NaN</text:p>
              </table:table-cell>
              <table:table-cell office:value-type="float" office:value="0.0215559944537191">
                <text:p>0.0215559944537191</text:p>
              </table:table-cell>
              <table:table-cell office:value-type="float" office:value="0.0215559944537191">
                <text:p>0.0215559944537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8017715857715">
                <text:p>0.00308017715857715</text:p>
              </table:table-cell>
              <table:table-cell office:value-type="float" office:value="0.00308017715857715">
                <text:p>0.00308017715857715</text:p>
              </table:table-cell>
              <table:table-cell office:value-type="float" office:value="NaN">
                <text:p>NaN</text:p>
              </table:table-cell>
              <table:table-cell office:value-type="float" office:value="0.0181360944927883">
                <text:p>0.0181360944927883</text:p>
              </table:table-cell>
              <table:table-cell office:value-type="float" office:value="0.0181360944927883">
                <text:p>0.0181360944927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0691544274387">
                <text:p>0.00590691544274387</text:p>
              </table:table-cell>
              <table:table-cell office:value-type="float" office:value="0.00590691544274387">
                <text:p>0.00590691544274387</text:p>
              </table:table-cell>
              <table:table-cell office:value-type="float" office:value="NaN">
                <text:p>NaN</text:p>
              </table:table-cell>
              <table:table-cell office:value-type="float" office:value="0.0195680664485629">
                <text:p>0.0195680664485629</text:p>
              </table:table-cell>
              <table:table-cell office:value-type="float" office:value="0.0195680664485629">
                <text:p>0.019568066448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9563521975882">
                <text:p>0.00299563521975882</text:p>
              </table:table-cell>
              <table:table-cell office:value-type="float" office:value="0.00299563521975882">
                <text:p>0.00299563521975882</text:p>
              </table:table-cell>
              <table:table-cell office:value-type="float" office:value="NaN">
                <text:p>NaN</text:p>
              </table:table-cell>
              <table:table-cell office:value-type="float" office:value="0.0206217254590227">
                <text:p>0.0206217254590227</text:p>
              </table:table-cell>
              <table:table-cell office:value-type="float" office:value="0.0206217254590227">
                <text:p>0.0206217254590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500870892835">
                <text:p>0.00285500870892835</text:p>
              </table:table-cell>
              <table:table-cell office:value-type="float" office:value="0.00285500870892835">
                <text:p>0.00285500870892835</text:p>
              </table:table-cell>
              <table:table-cell office:value-type="float" office:value="NaN">
                <text:p>NaN</text:p>
              </table:table-cell>
              <table:table-cell office:value-type="float" office:value="0.0221044931311996">
                <text:p>0.0221044931311996</text:p>
              </table:table-cell>
              <table:table-cell office:value-type="float" office:value="0.0221044931311996">
                <text:p>0.0221044931311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7635474156306">
                <text:p>0.00087635474156306</text:p>
              </table:table-cell>
              <table:table-cell office:value-type="float" office:value="0.00087635474156306">
                <text:p>0.00087635474156306</text:p>
              </table:table-cell>
              <table:table-cell office:value-type="float" office:value="NaN">
                <text:p>NaN</text:p>
              </table:table-cell>
              <table:table-cell office:value-type="float" office:value="0.0203700192074801">
                <text:p>0.0203700192074801</text:p>
              </table:table-cell>
              <table:table-cell office:value-type="float" office:value="0.0203700192074801">
                <text:p>0.0203700192074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80461887266">
                <text:p>0.00347380461887266</text:p>
              </table:table-cell>
              <table:table-cell office:value-type="float" office:value="0.00347380461887266">
                <text:p>0.00347380461887266</text:p>
              </table:table-cell>
              <table:table-cell office:value-type="float" office:value="NaN">
                <text:p>NaN</text:p>
              </table:table-cell>
              <table:table-cell office:value-type="float" office:value="0.0177813022997231">
                <text:p>0.0177813022997231</text:p>
              </table:table-cell>
              <table:table-cell office:value-type="float" office:value="0.0177813022997231">
                <text:p>0.0177813022997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9811843494002">
                <text:p>0.00499811843494002</text:p>
              </table:table-cell>
              <table:table-cell office:value-type="float" office:value="0.00499811843494002">
                <text:p>0.00499811843494002</text:p>
              </table:table-cell>
              <table:table-cell office:value-type="float" office:value="NaN">
                <text:p>NaN</text:p>
              </table:table-cell>
              <table:table-cell office:value-type="float" office:value="0.0167489162893157">
                <text:p>0.0167489162893157</text:p>
              </table:table-cell>
              <table:table-cell office:value-type="float" office:value="0.0167489162893157">
                <text:p>0.0167489162893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470500516535">
                <text:p>0.00295470500516535</text:p>
              </table:table-cell>
              <table:table-cell office:value-type="float" office:value="0.00295470500516535">
                <text:p>0.00295470500516535</text:p>
              </table:table-cell>
              <table:table-cell office:value-type="float" office:value="NaN">
                <text:p>NaN</text:p>
              </table:table-cell>
              <table:table-cell office:value-type="float" office:value="0.0194730993501907">
                <text:p>0.0194730993501907</text:p>
              </table:table-cell>
              <table:table-cell office:value-type="float" office:value="0.0194730993501907">
                <text:p>0.0194730993501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456087938994">
                <text:p>0.00317456087938994</text:p>
              </table:table-cell>
              <table:table-cell office:value-type="float" office:value="0.00317456087938994">
                <text:p>0.00317456087938994</text:p>
              </table:table-cell>
              <table:table-cell office:value-type="float" office:value="NaN">
                <text:p>NaN</text:p>
              </table:table-cell>
              <table:table-cell office:value-type="float" office:value="0.0190899237132808">
                <text:p>0.0190899237132808</text:p>
              </table:table-cell>
              <table:table-cell office:value-type="float" office:value="0.0190899237132808">
                <text:p>0.0190899237132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140094586616">
                <text:p>0.00347140094586616</text:p>
              </table:table-cell>
              <table:table-cell office:value-type="float" office:value="0.00347140094586616">
                <text:p>0.00347140094586616</text:p>
              </table:table-cell>
              <table:table-cell office:value-type="float" office:value="NaN">
                <text:p>NaN</text:p>
              </table:table-cell>
              <table:table-cell office:value-type="float" office:value="0.0200590645761729">
                <text:p>0.0200590645761729</text:p>
              </table:table-cell>
              <table:table-cell office:value-type="float" office:value="0.0200590645761729">
                <text:p>0.0200590645761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778822388904">
                <text:p>0.0023778822388904</text:p>
              </table:table-cell>
              <table:table-cell office:value-type="float" office:value="0.0023778822388904">
                <text:p>0.0023778822388904</text:p>
              </table:table-cell>
              <table:table-cell office:value-type="float" office:value="NaN">
                <text:p>NaN</text:p>
              </table:table-cell>
              <table:table-cell office:value-type="float" office:value="0.0207149664272594">
                <text:p>0.0207149664272594</text:p>
              </table:table-cell>
              <table:table-cell office:value-type="float" office:value="0.0207149664272594">
                <text:p>0.0207149664272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844404227227">
                <text:p>0.00412844404227227</text:p>
              </table:table-cell>
              <table:table-cell office:value-type="float" office:value="0.00412844404227227">
                <text:p>0.00412844404227227</text:p>
              </table:table-cell>
              <table:table-cell office:value-type="float" office:value="NaN">
                <text:p>NaN</text:p>
              </table:table-cell>
              <table:table-cell office:value-type="float" office:value="0.0207856801604008">
                <text:p>0.0207856801604008</text:p>
              </table:table-cell>
              <table:table-cell office:value-type="float" office:value="0.0207856801604008">
                <text:p>0.0207856801604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3763809960995">
                <text:p>0.00223763809960995</text:p>
              </table:table-cell>
              <table:table-cell office:value-type="float" office:value="0.00223763809960995">
                <text:p>0.00223763809960995</text:p>
              </table:table-cell>
              <table:table-cell office:value-type="float" office:value="NaN">
                <text:p>NaN</text:p>
              </table:table-cell>
              <table:table-cell office:value-type="float" office:value="0.0199762586222479">
                <text:p>0.0199762586222479</text:p>
              </table:table-cell>
              <table:table-cell office:value-type="float" office:value="0.0199762586222479">
                <text:p>0.0199762586222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610918094586">
                <text:p>0.00331610918094586</text:p>
              </table:table-cell>
              <table:table-cell office:value-type="float" office:value="0.00331610918094586">
                <text:p>0.00331610918094586</text:p>
              </table:table-cell>
              <table:table-cell office:value-type="float" office:value="NaN">
                <text:p>NaN</text:p>
              </table:table-cell>
              <table:table-cell office:value-type="float" office:value="0.0135759740244056">
                <text:p>0.0135759740244056</text:p>
              </table:table-cell>
              <table:table-cell office:value-type="float" office:value="0.0135759740244056">
                <text:p>0.0135759740244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0746082945821">
                <text:p>0.00160746082945821</text:p>
              </table:table-cell>
              <table:table-cell office:value-type="float" office:value="0.00160746082945821">
                <text:p>0.00160746082945821</text:p>
              </table:table-cell>
              <table:table-cell office:value-type="float" office:value="NaN">
                <text:p>NaN</text:p>
              </table:table-cell>
              <table:table-cell office:value-type="float" office:value="0.0175362227131685">
                <text:p>0.0175362227131685</text:p>
              </table:table-cell>
              <table:table-cell office:value-type="float" office:value="0.0175362227131685">
                <text:p>0.017536222713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169273584985">
                <text:p>0.00414169273584985</text:p>
              </table:table-cell>
              <table:table-cell office:value-type="float" office:value="0.00414169273584985">
                <text:p>0.00414169273584985</text:p>
              </table:table-cell>
              <table:table-cell office:value-type="float" office:value="NaN">
                <text:p>NaN</text:p>
              </table:table-cell>
              <table:table-cell office:value-type="float" office:value="0.0218299155205364">
                <text:p>0.0218299155205364</text:p>
              </table:table-cell>
              <table:table-cell office:value-type="float" office:value="0.0218299155205364">
                <text:p>0.0218299155205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539288319177">
                <text:p>0.00412539288319177</text:p>
              </table:table-cell>
              <table:table-cell office:value-type="float" office:value="0.00412539288319177">
                <text:p>0.00412539288319177</text:p>
              </table:table-cell>
              <table:table-cell office:value-type="float" office:value="NaN">
                <text:p>NaN</text:p>
              </table:table-cell>
              <table:table-cell office:value-type="float" office:value="0.0174023513788367">
                <text:p>0.0174023513788367</text:p>
              </table:table-cell>
              <table:table-cell office:value-type="float" office:value="0.0174023513788367">
                <text:p>0.017402351378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8778900105888">
                <text:p>0.00228778900105888</text:p>
              </table:table-cell>
              <table:table-cell office:value-type="float" office:value="0.00228778900105888">
                <text:p>0.00228778900105888</text:p>
              </table:table-cell>
              <table:table-cell office:value-type="float" office:value="NaN">
                <text:p>NaN</text:p>
              </table:table-cell>
              <table:table-cell office:value-type="float" office:value="0.0204949546442163">
                <text:p>0.0204949546442163</text:p>
              </table:table-cell>
              <table:table-cell office:value-type="float" office:value="0.0204949546442163">
                <text:p>0.020494954644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7908439010432">
                <text:p>0.00387908439010432</text:p>
              </table:table-cell>
              <table:table-cell office:value-type="float" office:value="0.00387908439010432">
                <text:p>0.00387908439010432</text:p>
              </table:table-cell>
              <table:table-cell office:value-type="float" office:value="NaN">
                <text:p>NaN</text:p>
              </table:table-cell>
              <table:table-cell office:value-type="float" office:value="0.0158677053129942">
                <text:p>0.0158677053129942</text:p>
              </table:table-cell>
              <table:table-cell office:value-type="float" office:value="0.0158677053129942">
                <text:p>0.0158677053129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796696455771">
                <text:p>0.00295796696455771</text:p>
              </table:table-cell>
              <table:table-cell office:value-type="float" office:value="0.00295796696455771">
                <text:p>0.00295796696455771</text:p>
              </table:table-cell>
              <table:table-cell office:value-type="float" office:value="NaN">
                <text:p>NaN</text:p>
              </table:table-cell>
              <table:table-cell office:value-type="float" office:value="0.0240905252371905">
                <text:p>0.0240905252371905</text:p>
              </table:table-cell>
              <table:table-cell office:value-type="float" office:value="0.0240905252371905">
                <text:p>0.0240905252371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5625597143824">
                <text:p>0.00475625597143824</text:p>
              </table:table-cell>
              <table:table-cell office:value-type="float" office:value="0.00475625597143824">
                <text:p>0.00475625597143824</text:p>
              </table:table-cell>
              <table:table-cell office:value-type="float" office:value="NaN">
                <text:p>NaN</text:p>
              </table:table-cell>
              <table:table-cell office:value-type="float" office:value="0.0203509587417909">
                <text:p>0.0203509587417909</text:p>
              </table:table-cell>
              <table:table-cell office:value-type="float" office:value="0.0203509587417909">
                <text:p>0.0203509587417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2230738919241">
                <text:p>0.00392230738919241</text:p>
              </table:table-cell>
              <table:table-cell office:value-type="float" office:value="0.00392230738919241">
                <text:p>0.00392230738919241</text:p>
              </table:table-cell>
              <table:table-cell office:value-type="float" office:value="NaN">
                <text:p>NaN</text:p>
              </table:table-cell>
              <table:table-cell office:value-type="float" office:value="0.0221123665686043">
                <text:p>0.0221123665686043</text:p>
              </table:table-cell>
              <table:table-cell office:value-type="float" office:value="0.0221123665686043">
                <text:p>0.0221123665686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